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application/binary" manifest:full-path="layout-cache"/>
  <manifest:file-entry manifest:media-type="image/png" manifest:full-path="Pictures/100002000000002000000020BD1601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size="12pt"/>
    </style:style>
    <style:style style:name="P3" style:family="paragraph" style:parent-style-name="Text_20_body">
      <style:paragraph-properties fo:margin-top="0cm" fo:margin-bottom="0cm"/>
      <style:text-properties fo:font-size="12pt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cm" fo:margin-bottom="0cm"/>
      <style:text-properties fo:font-weight="bold" style:font-weight-asian="bold" style:font-weight-complex="bold"/>
    </style:style>
    <style:style style:name="P8" style:family="paragraph" style:parent-style-name="Heading">
      <style:paragraph-properties fo:margin-top="0cm" fo:margin-bottom="0cm"/>
    </style:style>
    <style:style style:name="P9" style:family="paragraph" style:parent-style-name="Code">
      <style:text-properties style:use-window-font-color="true" fo:font-size="10pt" fo:language="zxx" fo:country="none" style:font-size-asian="10pt" style:font-size-complex="10pt"/>
    </style:style>
    <style:style style:name="P10" style:family="paragraph" style:parent-style-name="Code">
      <style:text-properties fo:font-size="10pt" fo:language="zxx" fo:country="none" style:font-size-asian="10pt" style:font-size-complex="10pt"/>
    </style:style>
    <style:style style:name="P11" style:family="paragraph" style:parent-style-name="Code">
      <style:paragraph-properties fo:margin-left="1.251cm" fo:margin-right="0.499cm" fo:text-indent="0cm" style:auto-text-indent="false"/>
    </style:style>
    <style:style style:name="P12" style:family="paragraph" style:parent-style-name="Code">
      <style:paragraph-properties fo:margin-left="1.251cm" fo:margin-right="0.499cm" fo:text-indent="0cm" style:auto-text-indent="false"/>
      <style:text-properties style:use-window-font-color="true" fo:font-size="10pt" fo:language="zxx" fo:country="none" style:font-size-asian="10pt" style:font-size-complex="10pt"/>
    </style:style>
    <style:style style:name="P13" style:family="paragraph" style:parent-style-name="Code">
      <style:paragraph-properties fo:margin-left="1.251cm" fo:margin-right="0.499cm" fo:text-indent="0cm" style:auto-text-indent="false"/>
      <style:text-properties fo:color="#0000ff" fo:font-size="10pt" fo:language="zxx" fo:country="none" style:font-size-asian="10pt" style:font-size-complex="10pt"/>
    </style:style>
    <style:style style:name="P14" style:family="paragraph" style:parent-style-name="Code">
      <style:paragraph-properties fo:margin-left="1.251cm" fo:margin-right="0.499cm" fo:text-indent="0cm" style:auto-text-indent="false"/>
      <style:text-properties fo:color="#008000" fo:font-size="10pt" fo:language="zxx" fo:country="none" style:font-size-asian="10pt" style:font-size-complex="10pt"/>
    </style:style>
    <style:style style:name="P15" style:family="paragraph" style:parent-style-name="Code">
      <style:paragraph-properties fo:margin-left="1.251cm" fo:margin-right="0.499cm" fo:margin-top="0cm" fo:margin-bottom="0cm" fo:text-indent="0cm" style:auto-text-indent="false"/>
    </style:style>
    <style:style style:name="P16" style:family="paragraph" style:parent-style-name="Code">
      <style:paragraph-properties fo:margin-left="1.251cm" fo:margin-right="0.499cm" fo:margin-top="0cm" fo:margin-bottom="0cm" fo:text-indent="0cm" style:auto-text-indent="false"/>
      <style:text-properties fo:color="#008000" style:font-name="Courier New" fo:font-size="10pt" fo:language="zxx" fo:country="none" style:font-name-asian="NSimSun" style:font-size-asian="10pt" style:font-name-complex="Courier New" style:font-size-complex="10pt"/>
    </style:style>
    <style:style style:name="P17" style:family="paragraph" style:parent-style-name="Code">
      <style:paragraph-properties fo:margin-left="1.251cm" fo:margin-right="0.499cm" fo:margin-top="0cm" fo:margin-bottom="0cm" fo:text-indent="0cm" style:auto-text-indent="false"/>
      <style:text-properties style:use-window-font-color="true" style:font-name="Courier New" fo:font-size="10pt" fo:language="zxx" fo:country="none" style:font-name-asian="NSimSun" style:font-size-asian="10pt" style:font-name-complex="Courier New" style:font-size-complex="10pt"/>
    </style:style>
    <style:style style:name="P18" style:family="paragraph" style:parent-style-name="Code">
      <style:paragraph-properties fo:margin-left="1.251cm" fo:margin-right="0.499cm" fo:margin-top="0cm" fo:margin-bottom="0cm" fo:text-indent="0cm" style:auto-text-indent="false"/>
      <style:text-properties fo:color="#000000" style:font-name="Courier New" fo:font-size="10pt" fo:language="zxx" fo:country="none" style:font-name-asian="NSimSun" style:font-size-asian="10pt" style:font-name-complex="Courier New" style:font-size-complex="10pt"/>
    </style:style>
    <style:style style:name="P19" style:family="paragraph" style:parent-style-name="Code_20_résultat" style:master-page-name="">
      <style:paragraph-properties fo:margin-left="1.251cm" fo:margin-right="0.499cm" fo:margin-top="0cm" fo:margin-bottom="0cm" fo:text-indent="0cm" style:auto-text-indent="false" style:page-number="auto" fo:padding="0.049cm" fo:border="0.002cm solid #000000" style:shadow="none"/>
      <style:text-properties fo:color="#0000ff" style:font-name="Courier New" fo:font-size="10pt" fo:language="zxx" fo:country="none" style:font-name-asian="NSimSun" style:font-size-asian="10pt" style:font-name-complex="Courier New" style:font-size-complex="10pt"/>
    </style:style>
    <style:style style:name="P20" style:family="paragraph" style:parent-style-name="Code_20_résultat">
      <style:paragraph-properties fo:margin-left="1.251cm" fo:margin-right="0.499cm" fo:text-indent="0cm" style:auto-text-indent="false"/>
    </style:style>
    <style:style style:name="P21" style:family="paragraph" style:parent-style-name="Code_20_résultat">
      <style:paragraph-properties fo:margin-left="1.251cm" fo:margin-right="0.499cm" fo:text-indent="0cm" style:auto-text-indent="false"/>
      <style:text-properties style:use-window-font-color="true" fo:font-size="10pt" fo:language="zxx" fo:country="none" style:font-size-asian="10pt" style:font-size-complex="10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ize="12pt"/>
    </style:style>
    <style:style style:name="P23" style:family="paragraph" style:parent-style-name="Text_20_body">
      <style:paragraph-properties fo:margin-left="1.251cm" fo:margin-right="0cm" fo:text-indent="0cm" style:auto-text-indent="false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fo:font-size="12pt" fo:font-weight="normal" style:font-weight-asian="normal" style:font-weight-complex="normal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fo:font-size="12pt" fo:font-weight="bold" style:font-weight-asian="bold" style:font-weight-complex="bold"/>
    </style:style>
    <style:style style:name="P26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P27" style:family="paragraph" style:parent-style-name="Text_20_body">
      <style:paragraph-properties fo:margin-left="1.251cm" fo:margin-right="0cm" fo:margin-top="0cm" fo:margin-bottom="0cm" fo:text-indent="0cm" style:auto-text-indent="false"/>
      <style:text-properties fo:font-size="12pt"/>
    </style:style>
    <style:style style:name="P28" style:family="paragraph" style:parent-style-name="Text_20_body">
      <style:paragraph-properties fo:margin-left="1.251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29" style:family="paragraph" style:parent-style-name="Text_20_body">
      <style:paragraph-properties fo:margin-left="1.251cm" fo:margin-right="0cm" fo:margin-top="0cm" fo:margin-bottom="0cm" fo:text-indent="0cm" style:auto-text-indent="false"/>
      <style:text-properties fo:font-weight="normal" style:font-weight-asian="normal" style:font-weight-complex="normal"/>
    </style:style>
    <style:style style:name="P30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use-window-font-color="true" fo:font-size="12pt" fo:language="zxx" fo:country="none"/>
    </style:style>
    <style:style style:name="P31" style:family="paragraph" style:parent-style-name="Standard">
      <style:paragraph-properties fo:margin-left="1.251cm" fo:margin-right="0cm" fo:margin-top="0cm" fo:margin-bottom="0cm" fo:text-indent="0cm" style:auto-text-indent="false"/>
    </style:style>
    <style:style style:name="P32" style:family="paragraph" style:parent-style-name="Standard">
      <style:paragraph-properties fo:margin-left="1.251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33" style:family="paragraph" style:parent-style-name="Text_20_body">
      <style:paragraph-properties fo:margin-left="1.251cm" fo:margin-right="0cm" fo:margin-top="0cm" fo:margin-bottom="0.397cm" fo:text-indent="0cm" style:auto-text-indent="false"/>
      <style:text-properties fo:font-size="12pt" fo:font-weight="normal" style:font-weight-asian="normal" style:font-weight-complex="normal"/>
    </style:style>
    <style:style style:name="P34" style:family="paragraph" style:parent-style-name="Text_20_body">
      <style:paragraph-properties fo:margin-left="1.251cm" fo:margin-right="0cm" fo:margin-top="0cm" fo:margin-bottom="0.397cm" fo:text-indent="0cm" style:auto-text-indent="false"/>
      <style:text-properties fo:font-size="12pt" fo:font-weight="bold" style:font-weight-asian="bold" style:font-weight-complex="bold"/>
    </style:style>
    <style:style style:name="P35" style:family="paragraph" style:parent-style-name="Text_20_body">
      <style:paragraph-properties fo:break-before="column"/>
    </style:style>
    <style:style style:name="P36" style:family="paragraph" style:parent-style-name="Text_20_body">
      <style:text-properties style:font-name-complex="Mangal"/>
    </style:style>
    <style:style style:name="P37" style:family="paragraph" style:parent-style-name="Text_20_body">
      <style:text-properties fo:color="#008000" style:font-name="Courier New" fo:font-size="10pt" fo:language="zxx" fo:country="none" style:font-name-asian="NSimSun" style:font-size-asian="10pt" style:font-name-complex="Courier New" style:font-size-complex="10pt"/>
    </style:style>
    <style:style style:name="P3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9" style:family="paragraph" style:parent-style-name="Standard">
      <style:paragraph-properties fo:text-align="end" style:justify-single-word="false"/>
      <style:text-properties fo:color="#3333ff" fo:font-size="10pt" style:font-size-asian="10pt" style:font-size-complex="10pt"/>
    </style:style>
    <style:style style:name="P40" style:family="paragraph" style:parent-style-name="Standard">
      <style:text-properties style:font-name-complex="Mangal"/>
    </style:style>
    <style:style style:name="P41" style:family="paragraph" style:parent-style-name="Code_20_résultat">
      <style:paragraph-properties>
        <style:tab-stops>
          <style:tab-stop style:position="0.721cm"/>
          <style:tab-stop style:position="1.251cm"/>
          <style:tab-stop style:position="1.707cm"/>
          <style:tab-stop style:position="2.214cm"/>
          <style:tab-stop style:position="2.693cm"/>
          <style:tab-stop style:position="3.2cm"/>
          <style:tab-stop style:position="3.704cm"/>
        </style:tab-stops>
      </style:paragraph-properties>
    </style:style>
    <style:style style:name="P42" style:family="paragraph" style:parent-style-name="Code_20_résultat">
      <style:paragraph-properties>
        <style:tab-stops>
          <style:tab-stop style:position="0.721cm"/>
          <style:tab-stop style:position="1.251cm"/>
          <style:tab-stop style:position="1.707cm"/>
          <style:tab-stop style:position="2.214cm"/>
          <style:tab-stop style:position="2.693cm"/>
          <style:tab-stop style:position="3.2cm"/>
          <style:tab-stop style:position="3.704cm"/>
        </style:tab-stops>
      </style:paragraph-properties>
      <style:text-properties style:font-name-complex="Mangal"/>
    </style:style>
    <style:style style:name="P43" style:family="paragraph" style:parent-style-name="Code_20_résultat">
      <style:paragraph-properties>
        <style:tab-stops/>
      </style:paragraph-properties>
      <style:text-properties fo:color="#008000" style:font-name="Courier New" fo:font-size="10pt" fo:language="zxx" fo:country="none" style:font-name-asian="NSimSun" style:font-size-asian="10pt" style:font-name-complex="Courier New" style:font-size-complex="10pt"/>
    </style:style>
    <style:style style:name="P44" style:family="paragraph" style:parent-style-name="Text_20_body">
      <style:paragraph-properties fo:margin-left="2.501cm" fo:margin-right="0cm" fo:text-indent="0cm" style:auto-text-indent="false"/>
      <style:text-properties fo:font-size="12pt" fo:font-weight="normal" style:font-weight-asian="normal" style:font-weight-complex="normal"/>
    </style:style>
    <style:style style:name="P45" style:family="paragraph" style:parent-style-name="Text_20_body">
      <style:paragraph-properties fo:margin-left="2.501cm" fo:margin-right="0cm" fo:margin-top="0cm" fo:margin-bottom="0.397cm" fo:text-indent="0cm" style:auto-text-indent="false"/>
      <style:text-properties fo:font-size="12pt" fo:font-weight="normal" style:font-weight-asian="normal" style:font-weight-complex="normal"/>
    </style:style>
    <style:style style:name="P46" style:family="paragraph" style:parent-style-name="Text_20_body">
      <style:paragraph-properties fo:margin-left="2.501cm" fo:margin-right="0cm" fo:margin-top="0cm" fo:margin-bottom="0cm" fo:text-indent="0cm" style:auto-text-indent="false"/>
    </style:style>
    <style:style style:name="P47" style:family="paragraph" style:parent-style-name="Text_20_body">
      <style:paragraph-properties fo:margin-left="2.501cm" fo:margin-right="0cm" fo:margin-top="0cm" fo:margin-bottom="0cm" fo:text-indent="0cm" style:auto-text-indent="false"/>
      <style:text-properties fo:font-weight="normal" style:font-weight-asian="normal" style:font-weight-complex="normal"/>
    </style:style>
    <style:style style:name="P48" style:family="paragraph" style:parent-style-name="Standard">
      <style:paragraph-properties fo:margin-left="2.501cm" fo:margin-right="0cm" fo:margin-top="0cm" fo:margin-bottom="0cm" fo:text-indent="0cm" style:auto-text-indent="false"/>
    </style:style>
    <style:style style:name="P49" style:family="paragraph" style:parent-style-name="Title">
      <style:paragraph-properties fo:margin-top="0.423cm" fo:margin-bottom="0.212cm"/>
      <style:text-properties style:font-relief="engraved"/>
    </style:style>
    <style:style style:name="P50" style:family="paragraph" style:parent-style-name="Code_20_résultat" style:master-page-name="">
      <style:paragraph-properties fo:margin-left="0.499cm" fo:margin-right="0.499cm" fo:margin-top="0cm" fo:margin-bottom="0cm" fo:text-indent="0cm" style:auto-text-indent="false" style:page-number="auto" fo:padding="0.049cm" fo:border="0.002cm solid #000000" style:shadow="none">
        <style:tab-stops>
          <style:tab-stop style:position="0.721cm"/>
          <style:tab-stop style:position="1.251cm"/>
          <style:tab-stop style:position="1.707cm"/>
          <style:tab-stop style:position="2.214cm"/>
          <style:tab-stop style:position="2.693cm"/>
          <style:tab-stop style:position="3.2cm"/>
          <style:tab-stop style:position="3.704cm"/>
        </style:tab-stops>
      </style:paragraph-properties>
    </style:style>
    <style:style style:name="P51" style:family="paragraph" style:parent-style-name="Code_20_résultat">
      <style:paragraph-properties fo:margin-left="0.499cm" fo:margin-right="0.499cm" fo:margin-top="0cm" fo:margin-bottom="0cm" fo:text-indent="0cm" style:auto-text-indent="false" fo:padding="0.049cm" fo:border="0.002cm solid #000000" style:shadow="none">
        <style:tab-stops>
          <style:tab-stop style:position="0.721cm"/>
          <style:tab-stop style:position="1.251cm"/>
          <style:tab-stop style:position="1.707cm"/>
          <style:tab-stop style:position="2.214cm"/>
          <style:tab-stop style:position="2.693cm"/>
          <style:tab-stop style:position="3.2cm"/>
          <style:tab-stop style:position="3.704cm"/>
          <style:tab-stop style:position="6.712cm"/>
        </style:tab-stops>
      </style:paragraph-properties>
      <style:text-properties fo:color="#008000" style:font-name="Courier New" fo:font-size="10pt" fo:language="zxx" fo:country="none" style:font-name-asian="NSimSun" style:font-size-asian="10pt" style:font-name-complex="Courier New" style:font-size-complex="10pt"/>
    </style:style>
    <style:style style:name="P52" style:family="paragraph" style:parent-style-name="Code_20_résultat">
      <style:paragraph-properties fo:margin-left="0.499cm" fo:margin-right="0.499cm" fo:margin-top="0cm" fo:margin-bottom="0cm" fo:text-indent="0cm" style:auto-text-indent="false" fo:padding="0.049cm" fo:border="0.002cm solid #000000" style:shadow="none">
        <style:tab-stops>
          <style:tab-stop style:position="0.721cm"/>
          <style:tab-stop style:position="1.251cm"/>
          <style:tab-stop style:position="1.707cm"/>
          <style:tab-stop style:position="2.214cm"/>
          <style:tab-stop style:position="2.693cm"/>
          <style:tab-stop style:position="3.2cm"/>
          <style:tab-stop style:position="3.704cm"/>
          <style:tab-stop style:position="6.712cm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6" style:family="paragraph" style:parent-style-name="Standard" style:list-style-name="L1">
      <style:paragraph-properties fo:text-align="end" style:justify-single-word="false"/>
      <style:text-properties fo:color="#3333ff" fo:font-size="10pt" style:font-size-asian="10pt" style:font-size-complex="10pt"/>
    </style:style>
    <style:style style:name="P57" style:family="paragraph" style:parent-style-name="Standard" style:list-style-name="L11">
      <style:paragraph-properties fo:margin-top="0cm" fo:margin-bottom="0cm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margin-top="0cm" fo:margin-bottom="0cm" fo:break-before="page"/>
    </style:style>
    <style:style style:name="P60" style:family="paragraph" style:parent-style-name="Heading_20_2">
      <style:text-properties style:font-name-complex="Mangal"/>
    </style:style>
    <style:style style:name="P61" style:family="paragraph" style:parent-style-name="Heading_20_2">
      <style:paragraph-properties fo:margin-top="0cm" fo:margin-bottom="0cm"/>
    </style:style>
    <style:style style:name="P62" style:family="paragraph" style:parent-style-name="Heading_20_2">
      <style:paragraph-properties fo:margin-left="0cm" fo:margin-right="0cm" fo:margin-top="0cm" fo:margin-bottom="0cm" fo:text-indent="0cm" style:auto-text-indent="false"/>
      <style:text-properties style:use-window-font-color="true" fo:language="zxx" fo:country="none"/>
    </style:style>
    <style:style style:name="P63" style:family="paragraph" style:parent-style-name="Code" style:list-style-name="L6"/>
    <style:style style:name="P64" style:family="paragraph" style:parent-style-name="Code">
      <style:paragraph-properties fo:margin-left="1.251cm" fo:margin-right="0.499cm" fo:text-indent="0cm" style:auto-text-indent="false"/>
      <style:text-properties fo:color="#000000" fo:font-size="10pt" fo:language="zxx" fo:country="none" style:font-size-asian="10pt" style:font-size-complex="10pt"/>
    </style:style>
    <style:style style:name="P65" style:family="paragraph" style:parent-style-name="Code">
      <style:paragraph-properties fo:margin-left="1.251cm" fo:margin-right="0.499cm" fo:text-indent="0cm" style:auto-text-indent="false"/>
      <style:text-properties fo:color="#0000ff" fo:font-size="10pt" fo:language="zxx" fo:country="none" style:font-size-asian="10pt" style:font-size-complex="10pt"/>
    </style:style>
    <style:style style:name="P66" style:family="paragraph" style:parent-style-name="Title" style:master-page-name="HTML">
      <style:paragraph-properties fo:margin-top="0.423cm" fo:margin-bottom="0.212cm" fo:text-align="start" style:justify-single-word="false" style:page-number="auto" fo:keep-with-next="always"/>
      <style:text-properties fo:color="#3333ff" style:font-name="Segoe Print" fo:font-size="24pt" style:font-name-asian="Microsoft YaHei" style:font-size-asian="24pt" style:font-name-complex="Mangal" style:font-size-complex="24pt" style:font-relief="engraved"/>
    </style:style>
    <style:style style:name="P67" style:family="paragraph" style:parent-style-name="Heading_20_3">
      <style:text-properties fo:font-size="12pt" fo:font-weight="bold" style:font-weight-asian="bold" style:font-weight-complex="bold"/>
    </style:style>
    <style:style style:name="P68" style:family="paragraph" style:parent-style-name="Heading_20_3">
      <style:paragraph-properties fo:margin-left="0cm" fo:margin-right="0cm" fo:text-indent="0cm" style:auto-text-indent="false"/>
      <style:text-properties fo:font-size="12pt"/>
    </style:style>
    <style:style style:name="P69" style:family="paragraph" style:parent-style-name="Heading_20_3">
      <style:paragraph-properties fo:margin-left="0cm" fo:margin-right="0cm" fo:margin-top="0cm" fo:margin-bottom="0cm" fo:text-indent="0cm" style:auto-text-indent="false"/>
    </style:style>
    <style:style style:name="P70" style:family="paragraph" style:parent-style-name="Heading_20_3">
      <style:paragraph-properties fo:margin-left="1.251cm" fo:margin-right="0cm" fo:margin-top="0cm" fo:margin-bottom="0cm" fo:text-indent="0cm" style:auto-text-indent="false"/>
    </style:style>
    <style:style style:name="P71" style:family="paragraph" style:parent-style-name="Heading_20_3">
      <style:paragraph-properties fo:margin-top="0cm" fo:margin-bottom="0cm"/>
    </style:style>
    <style:style style:name="P72" style:family="paragraph" style:parent-style-name="Code_20_résultat">
      <style:paragraph-properties>
        <style:tab-stops>
          <style:tab-stop style:position="0.721cm"/>
          <style:tab-stop style:position="1.251cm"/>
          <style:tab-stop style:position="1.707cm"/>
          <style:tab-stop style:position="2.214cm"/>
          <style:tab-stop style:position="2.693cm"/>
          <style:tab-stop style:position="3.2cm"/>
          <style:tab-stop style:position="3.704cm"/>
        </style:tab-stops>
      </style:paragraph-properties>
      <style:text-properties fo:color="#008000" style:font-name="Courier New" fo:font-size="10pt" fo:language="zxx" fo:country="none" style:font-name-asian="NSimSun" style:font-size-asian="10pt" style:font-name-complex="Courier New" style:font-size-complex="10pt"/>
    </style:style>
    <style:style style:name="P73" style:family="paragraph" style:parent-style-name="Code_20_résultat">
      <style:paragraph-properties fo:margin-left="1.251cm" fo:margin-right="0.499cm" fo:text-indent="0cm" style:auto-text-indent="false"/>
      <style:text-properties style:use-window-font-color="true" style:font-name="Courier New" fo:font-size="10pt" fo:language="zxx" fo:country="none" style:font-name-asian="NSimSun" style:font-size-asian="10pt" style:font-name-complex="Courier New" style:font-size-complex="10pt"/>
    </style:style>
    <style:style style:name="P74" style:family="paragraph" style:parent-style-name="Code_20_résultat">
      <style:paragraph-properties fo:margin-left="1.251cm" fo:margin-right="0.499cm" fo:text-indent="0cm" style:auto-text-indent="false"/>
      <style:text-properties style:use-window-font-color="true" fo:font-size="10pt" fo:language="zxx" fo:country="none" style:font-size-asian="10pt" style:font-size-complex="10pt"/>
    </style:style>
    <style:style style:name="P75" style:family="paragraph" style:parent-style-name="Code_20_résultat">
      <style:paragraph-properties fo:margin-left="1.251cm" fo:margin-right="0.499cm" fo:text-indent="0cm" style:auto-text-indent="false"/>
      <style:text-properties fo:color="#0000ff" fo:font-size="10pt" fo:language="zxx" fo:country="none" style:font-size-asian="10pt" style:font-size-complex="10pt"/>
    </style:style>
    <style:style style:name="P76" style:family="paragraph" style:parent-style-name="Code_20_résultat" style:master-page-name="">
      <style:paragraph-properties fo:margin-left="1.251cm" fo:margin-right="0.499cm" fo:margin-top="0cm" fo:margin-bottom="0cm" fo:text-indent="0cm" style:auto-text-indent="false" style:page-number="auto" fo:padding="0.049cm" fo:border="0.002cm solid #000000" style:shadow="none"/>
      <style:text-properties style:use-window-font-color="true" style:font-name="Courier New" fo:font-size="10pt" fo:language="zxx" fo:country="none" style:font-name-asian="NSimSun" style:font-size-asian="10pt" style:font-name-complex="Courier New" style:font-size-complex="10pt"/>
    </style:style>
    <style:style style:name="P77" style:family="paragraph" style:parent-style-name="List_20_Contents">
      <style:text-properties style:use-window-font-color="true" fo:font-size="10pt" fo:language="zxx" fo:country="none" style:font-size-asian="10pt" style:font-size-complex="10pt"/>
    </style:style>
    <style:style style:name="P78" style:family="paragraph" style:parent-style-name="Text_20_body">
      <style:text-properties fo:font-weight="normal" style:font-weight-asian="normal" style:font-weight-complex="normal"/>
    </style:style>
    <style:style style:name="P79" style:family="paragraph" style:parent-style-name="Text_20_body" style:list-style-name="L2">
      <style:text-properties style:font-name-complex="Mangal"/>
    </style:style>
    <style:style style:name="P80" style:family="paragraph" style:parent-style-name="Text_20_body" style:list-style-name="L3">
      <style:paragraph-properties fo:margin-top="0cm" fo:margin-bottom="0cm"/>
      <style:text-properties fo:font-size="12pt"/>
    </style:style>
    <style:style style:name="P81" style:family="paragraph" style:parent-style-name="Text_20_body" style:list-style-name="L4">
      <style:paragraph-properties fo:margin-top="0cm" fo:margin-bottom="0cm"/>
      <style:text-properties fo:font-size="12pt"/>
    </style:style>
    <style:style style:name="P82" style:family="paragraph" style:parent-style-name="Text_20_body" style:list-style-name="L5">
      <style:paragraph-properties fo:margin-top="0cm" fo:margin-bottom="0cm"/>
      <style:text-properties fo:font-size="12pt"/>
    </style:style>
    <style:style style:name="P83" style:family="paragraph" style:parent-style-name="Text_20_body" style:list-style-name="L8">
      <style:paragraph-properties fo:margin-top="0cm" fo:margin-bottom="0cm"/>
      <style:text-properties fo:font-weight="normal" style:font-weight-asian="normal" style:font-weight-complex="normal"/>
    </style:style>
    <style:style style:name="P84" style:family="paragraph" style:parent-style-name="Text_20_body" style:list-style-name="L12">
      <style:paragraph-properties fo:margin-top="0cm" fo:margin-bottom="0cm"/>
      <style:text-properties fo:font-weight="normal" style:font-weight-asian="normal" style:font-weight-complex="normal"/>
    </style:style>
    <style:style style:name="P85" style:family="paragraph" style:parent-style-name="Text_20_body" style:list-style-name="L8">
      <style:paragraph-properties fo:margin-top="0cm" fo:margin-bottom="0cm"/>
    </style:style>
    <style:style style:name="P86" style:family="paragraph" style:parent-style-name="Text_20_body" style:list-style-name="L12">
      <style:paragraph-properties fo:margin-top="0cm" fo:margin-bottom="0cm"/>
    </style:style>
    <style:style style:name="P87" style:family="paragraph" style:parent-style-name="Text_20_body" style:list-style-name="L13">
      <style:paragraph-properties fo:margin-top="0cm" fo:margin-bottom="0cm"/>
    </style:style>
    <style:style style:name="P88" style:family="paragraph" style:parent-style-name="Text_20_body" style:list-style-name="L14">
      <style:paragraph-properties fo:margin-top="0cm" fo:margin-bottom="0cm"/>
    </style:style>
    <style:style style:name="P89" style:family="paragraph" style:parent-style-name="Text_20_body" style:list-style-name="L15">
      <style:paragraph-properties fo:margin-top="0cm" fo:margin-bottom="0cm"/>
    </style:style>
    <style:style style:name="P90" style:family="paragraph" style:parent-style-name="Text_20_body" style:list-style-name="L6">
      <style:paragraph-properties fo:margin-left="2.501cm" fo:margin-right="0cm" fo:text-indent="-0.635cm" style:auto-text-indent="false"/>
    </style:style>
    <style:style style:name="P91" style:family="paragraph" style:parent-style-name="Text_20_body" style:list-style-name="L7">
      <style:paragraph-properties fo:margin-left="2.501cm" fo:margin-right="0cm" fo:margin-top="0cm" fo:margin-bottom="0cm" fo:text-indent="-0.635cm" style:auto-text-indent="false"/>
      <style:text-properties fo:font-size="12pt"/>
    </style:style>
    <style:style style:name="P92" style:family="paragraph" style:parent-style-name="Text_20_body" style:list-style-name="L9">
      <style:paragraph-properties fo:margin-left="2.501cm" fo:margin-right="0cm" fo:margin-top="0cm" fo:margin-bottom="0cm" fo:text-indent="-0.635cm" style:auto-text-indent="false"/>
      <style:text-properties fo:font-weight="normal" style:font-weight-asian="normal" style:font-weight-complex="normal"/>
    </style:style>
    <style:style style:name="P93" style:family="paragraph" style:parent-style-name="Text_20_body" style:list-style-name="L10">
      <style:paragraph-properties fo:margin-left="2.501cm" fo:margin-right="0cm" fo:margin-top="0cm" fo:margin-bottom="0cm" fo:text-indent="-0.635cm" style:auto-text-indent="false"/>
    </style:style>
    <style:style style:name="T1" style:family="text">
      <style:text-properties fo:color="#0000ff"/>
    </style:style>
    <style:style style:name="T2" style:family="text">
      <style:text-properties fo:color="#0000ff" fo:font-size="10pt" fo:language="zxx" fo:country="none" style:font-size-asian="10pt" style:font-size-complex="10pt"/>
    </style:style>
    <style:style style:name="T3" style:family="text">
      <style:text-properties fo:color="#0000ff" style:font-name="Courier New" fo:font-size="10pt" fo:language="zxx" fo:country="none" style:font-name-asian="NSimSun" style:font-size-asian="10pt" style:font-name-complex="Courier New" style:font-size-complex="10pt"/>
    </style:style>
    <style:style style:name="T4" style:family="text">
      <style:text-properties fo:color="#0000ff" style:font-name="Courier New" fo:font-size="10pt" fo:language="zxx" fo:country="none" fo:font-weight="bold" style:font-name-asian="NSimSun" style:font-size-asian="10pt" style:font-weight-asian="bold" style:font-name-complex="Courier New" style:font-size-complex="10pt" style:font-weight-complex="bold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style:use-window-font-color="true" fo:font-size="10pt" fo:language="zxx" fo:country="none" style:font-size-asian="10pt" style:font-size-complex="10pt"/>
    </style:style>
    <style:style style:name="T7" style:family="text">
      <style:text-properties style:use-window-font-color="true" fo:font-size="10pt" fo:language="zxx" fo:country="none" fo:background-color="#ffff99" style:font-size-asian="10pt" style:font-size-complex="10pt"/>
    </style:style>
    <style:style style:name="T8" style:family="text">
      <style:text-properties style:use-window-font-color="true" style:font-name="Courier New" fo:font-size="10pt" fo:language="zxx" fo:country="none" style:font-name-asian="NSimSun" style:font-size-asian="10pt" style:font-name-complex="Courier New" style:font-size-complex="10pt"/>
    </style:style>
    <style:style style:name="T9" style:family="text">
      <style:text-properties fo:color="#a31515" fo:font-size="10pt" fo:language="zxx" fo:country="none" style:font-size-asian="10pt" style:font-size-complex="10pt"/>
    </style:style>
    <style:style style:name="T10" style:family="text">
      <style:text-properties fo:color="#a31515" fo:font-size="10pt" fo:language="zxx" fo:country="none" fo:background-color="#ffff99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name-complex="Mangal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3333ff" style:font-name="Segoe Print" style:font-name-asian="Microsoft YaHei" style:font-name-complex="Mangal"/>
    </style:style>
    <style:style style:name="T16" style:family="text">
      <style:text-properties fo:color="#3333ff" style:font-name="Segoe Print" fo:font-size="24pt" style:font-name-asian="Microsoft YaHei" style:font-size-asian="24pt" style:font-name-complex="Mangal" style:font-size-complex="24pt"/>
    </style:style>
    <style:style style:name="T17" style:family="text">
      <style:text-properties style:font-name="Segoe Print"/>
    </style:style>
    <style:style style:name="T18" style:family="text">
      <style:text-properties style:font-name="Segoe Print" fo:font-size="12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12pt" fo:font-weight="normal" style:font-weight-asian="normal" style:font-weight-complex="normal"/>
    </style:style>
    <style:style style:name="T20" style:family="text">
      <style:text-properties fo:font-size="12pt" fo:font-weight="bold" style:font-size-asian="12pt" style:font-weight-asian="bold" style:font-name-complex="Mangal" style:font-size-complex="12pt" style:font-weight-complex="bold"/>
    </style:style>
    <style:style style:name="T21" style:family="text"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-complex="Mangal"/>
    </style:style>
    <style:style style:name="T24" style:family="text">
      <style:text-properties fo:color="#008000" style:font-name="Courier New" fo:font-size="10pt" fo:language="zxx" fo:country="none" style:font-name-asian="NSimSun" style:font-size-asian="10pt" style:font-name-complex="Courier New" style:font-size-complex="10pt"/>
    </style:style>
    <style:style style:name="T25" style:family="text">
      <style:text-properties fo:color="#008000" style:font-name="Courier New" fo:font-size="10pt" fo:language="zxx" fo:country="none" fo:font-weight="bold" style:font-name-asian="NSimSun" style:font-size-asian="10pt" style:font-weight-asian="bold" style:font-name-complex="Courier New" style:font-size-complex="10pt" style:font-weight-complex="bold"/>
    </style:style>
    <style:style style:name="T26" style:family="text">
      <style:text-properties fo:color="#008000" fo:font-size="10pt" fo:language="zxx" fo:country="none" style:font-size-asian="10pt" style:font-size-complex="10pt"/>
    </style:style>
    <style:style style:name="T27" style:family="text">
      <style:text-properties fo:color="#000000" style:font-name="Courier New" fo:font-size="10pt" fo:language="zxx" fo:country="none" style:font-name-asian="NSimSun" style:font-size-asian="10pt" style:font-name-complex="Courier New" style:font-size-complex="10pt"/>
    </style:style>
    <style:style style:name="T28" style:family="text">
      <style:text-properties fo:color="#000000" style:font-name="Courier New" fo:font-size="10pt" fo:language="zxx" fo:country="none" fo:font-weight="bold" style:font-name-asian="NSimSun" style:font-size-asian="10pt" style:font-weight-asian="bold" style:font-name-complex="Courier New" style:font-size-complex="10pt" style:font-weight-complex="bold"/>
    </style:style>
    <style:style style:name="T29" style:family="text">
      <style:text-properties fo:color="#000000" style:font-name="Courier New" fo:font-size="12pt" fo:language="zxx" fo:country="none" fo:font-weight="bold" style:font-name-asian="NSimSun" style:font-size-asian="12pt" style:font-weight-asian="bold" style:font-name-complex="Courier New" style:font-size-complex="12pt" style:font-weight-complex="bold"/>
    </style:style>
    <style:style style:name="T30" style:family="text">
      <style:text-properties fo:color="#000000" style:font-name="Arial1" fo:font-size="10pt" fo:language="zxx" fo:country="none" fo:font-weight="bold" style:font-name-asian="NSimSun" style:font-size-asian="10pt" style:font-weight-asian="bold" style:font-name-complex="Courier New" style:font-size-complex="10pt" style:font-weight-complex="bold"/>
    </style:style>
    <style:style style:name="T31" style:family="text">
      <style:text-properties fo:color="#000000" style:font-name="Arial1" fo:font-size="10pt" fo:language="zxx" fo:country="none" fo:font-weight="normal" style:font-name-asian="NSimSun" style:font-size-asian="10pt" style:font-weight-asian="normal" style:font-name-complex="Courier New" style:font-size-complex="10pt" style:font-weight-complex="normal"/>
    </style:style>
    <style:style style:name="T32" style:family="text"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color="#000000" fo:font-size="10pt" fo:language="zxx" fo:country="none" style:font-size-asian="10pt" style:font-size-complex="10pt"/>
    </style:style>
    <style:style style:name="T34" style:family="text">
      <style:text-properties fo:font-size="10pt" fo:language="zxx" fo:country="none" style:font-size-asian="10pt" style:font-size-complex="10pt"/>
    </style:style>
    <style:style style:name="T35" style:family="text">
      <style:text-properties fo:color="#800000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draw:frame draw:style-name="fr1" draw:name="images1" text:anchor-type="paragraph" svg:width="1.141cm" svg:height="1.141cm" draw:z-index="1"><draw:image xlink:href="Pictures/100002000000002000000020BD1601AC.png" xlink:type="simple" xlink:show="embed" xlink:actuate="onLoad"/></draw:frame><text:tab/> <text:s text:c="13"/>ASTROBRICK</text:p>
      <text:p text:style-name="P49"><text:span text:style-name="T16">Guide de développement</text:span><text:span text:style-name="T15"> </text:span></text:p>
      <text:p text:style-name="P39"><text:s text:c="3"/></text:p>
      <text:list xml:id="list8275565175370864665" text:style-name="L1">
        <text:list-header>
          <text:p text:style-name="P56">Michel Pujol</text:p>
        </text:list-header>
      </text:list>
      <text:p text:style-name="P39">23/03/2015 <text:s/></text:p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53">1. Architecture d'une brique<text:tab/>2</text:p>
          <text:p text:style-name="P54">1.1 Solution proposée<text:tab/>2</text:p>
          <text:p text:style-name="P53">2. Atelier de fabrication d'une brique<text:tab/>3</text:p>
          <text:p text:style-name="P54">2.1 Projet source de la brique<text:tab/>3</text:p>
          <text:p text:style-name="P53">3. Interface d'export universelle d'une brique<text:tab/>4</text:p>
          <text:p text:style-name="P54">3.1 Règles générales de l'interface d'export <text:tab/>4</text:p>
          <text:p text:style-name="P55">3.1.1 Ressources exportables<text:tab/>4</text:p>
          <text:p text:style-name="P55">3.1.2 Gestion de la mémoire<text:tab/>5</text:p>
          <text:p text:style-name="P54">3.2 Export d'une fonction standalone<text:tab/>5</text:p>
          <text:p text:style-name="P55">3.2.1 Décoration du nom de la fonction <text:s/>(mangling) <text:tab/>5</text:p>
          <text:p text:style-name="P55">3.2.2 Directives d'export <text:tab/>5</text:p>
          <text:p text:style-name="P55">3.2.3 Type de retour d'une fonction<text:tab/>6</text:p>
          <text:p text:style-name="P55">3.2.4 Convention d'appel<text:tab/>6</text:p>
          <text:p text:style-name="P55">3.2.5 Nom d'une fonction<text:tab/>6</text:p>
          <text:p text:style-name="P55">3.2.6 Paramètres d'une fonction<text:tab/>7</text:p>
          <text:p text:style-name="P54">3.3 Export d'une classe<text:tab/>7</text:p>
          <text:p text:style-name="P55">3.3.1 Classe d'interface C++ et <text:s/>les fonctions d'interface C<text:tab/>7</text:p>
          <text:p text:style-name="P55">3.3.2 Les fonctions d'implémentation l'interface C <text:tab/>8</text:p>
          <text:p text:style-name="P55">3.3.3 La classe d'implémentation C++<text:tab/>9</text:p>
          <text:p text:style-name="P54">3.4 Export d'une structure<text:tab/>9</text:p>
          <text:p text:style-name="P55">3.4.1 Interface de structure <text:s text:c="2"/><text:tab/>9</text:p>
          <text:p text:style-name="P55">3.4.2 Accesseurs aux champs de la structure<text:tab/>10</text:p>
          <text:p text:style-name="P55">3.4.3 Destruction d'une instance de structure<text:tab/>10</text:p>
          <text:p text:style-name="P54">3.5 Options de compilation<text:tab/>10</text:p>
          <text:p text:style-name="P55">3.5.1 Options de compilation sous Windows<text:tab/>10</text:p>
          <text:p text:style-name="P55">3.5.2 Options de compilation sous Linux<text:tab/>11</text:p>
          <text:p text:style-name="P53">4. Interface d'import pour Python<text:tab/>12</text:p>
          <text:p text:style-name="P54">4.1 Chargement dynamique de la librairie<text:tab/>12</text:p>
          <text:p text:style-name="P54">4.2 Déclaration de fonction standalone<text:tab/>12</text:p>
          <text:p text:style-name="P54">4.3 Déclaration d'une classe<text:tab/>12</text:p>
          <text:p text:style-name="P54">4.4 Fonction retournant un structure <text:tab/>13</text:p>
          <text:p text:style-name="P54">4.5 Fonction retournant un tableau<text:tab/>13</text:p>
          <text:p text:style-name="P54">4.6 Définition des numéros d'erreur <text:tab/>13</text:p>
          <text:p text:style-name="P53">5. Interface d'import pour Tcl<text:tab/>14</text:p>
          <text:p text:style-name="P54">5.1 Librairie d'interface TCL<text:tab/>14</text:p>
        </text:index-body>
      </text:table-of-content>
      <text:p text:style-name="Text_20_body"/>
      <text:p text:style-name="P35"/>
      <text:h text:style-name="P58" text:outline-level="1">Architecture d'une brique</text:h>
      <text:p text:style-name="Text_20_body"><text:span text:style-name="T19">Ce guide s'adresse aux développeurs de AudeLa qui souhaitent publier une librairie d'AudeLa sous forme d'</text:span><text:span text:style-name="T18">astrobrick</text:span><text:span text:style-name="T21"> .</text:span></text:p>
      <text:p text:style-name="Text_20_body">Une <text:span text:style-name="T17">astrobrick </text:span>est une librairie dynamique offrant une interface pour différents langages. Cette interface se décompose en une <text:span text:style-name="T11">interface d'export</text:span> faisant partie de la librairie et une <text:span text:style-name="T11">interface d'import</text:span> à insérer dans le programme utilisateur. </text:p>
      <text:h text:style-name="P60" text:outline-level="2">Solution proposée</text:h>
      <text:p text:style-name="P36">Cette solution consiste a créer une seule interface d'export universelle et une interface d'import pour chaque langage. </text:p>
      <text:p text:style-name="P78"><draw:frame draw:style-name="fr2" draw:name="Objet2" text:anchor-type="paragraph" svg:width="16.163cm" svg:height="5.42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3"/>
      <text:h text:style-name="P58" text:outline-level="1">Atelier de fabrication d'une brique</text:h>
      <text:p text:style-name="P36">Une brique est fabriquée dans un sous projet de AudeLA. </text:p>
      <text:p text:style-name="Text_20_body"><text:span text:style-name="T23">Ce projet est créé dans le répertoire </text:span><text:span text:style-name="T12">audela/src/audela</text:span><text:span text:style-name="T23"> si la brique fait partie du cœur d'AudeLa , ou sinon dans le répertoire </text:span><text:span text:style-name="T12">audela/src/contrib</text:span></text:p>
      <text:h text:style-name="P60" text:outline-level="2">Projet source de la brique</text:h>
      <text:p text:style-name="P36">Le projet de la brique est constitué </text:p>
      <text:list xml:id="list2052557424976098753" text:style-name="L2">
        <text:list-item>
          <text:p text:style-name="P79">du sous projet de fabrication de la brique avec sont interface universelle pour les 3 systèmes d'exploitation, </text:p>
        </text:list-item>
        <text:list-item>
          <text:p text:style-name="P79">des interfaces d'import pour les langages </text:p>
        </text:list-item>
        <text:list-item>
          <text:p text:style-name="P79">d'un programme de test systématique de la brique, indispensable pour publier une brique qui fonctionne. </text:p>
        </text:list-item>
        <text:list-item>
          <text:p text:style-name="P79">des makefile de déploiement</text:p>
        </text:list-item>
      </text:list>
      <text:p text:style-name="P36"/>
      <text:p text:style-name="Text_20_body"><text:span text:style-name="T23">Exemple de la brique <text:s/></text:span><text:span text:style-name="T12">absimple</text:span></text:p>
      <text:p text:style-name="P41"><text:span text:style-name="T20">audela/src/astrobrick</text:span><text:span text:style-name="T23"><text:tab/></text:span><text:span text:style-name="T24">// répertoire global de la brique (*)</text:span></text:p>
      <text:p text:style-name="P51"/>
      <text:p text:style-name="P52"><text:span text:style-name="T27"><text:tab/><text:tab/></text:span><text:span text:style-name="T29">/absimple</text:span><text:span text:style-name="T28"><text:tab/></text:span><text:tab/><text:tab/><text:span text:style-name="T24">// projet de fabrication de la brique</text:span></text:p>
      <text:p text:style-name="P50"><text:span text:style-name="T27"><text:tab/><text:tab/><text:tab/>/src<text:tab/><text:tab/></text:span><text:tab/><text:tab/><text:tab/><text:tab/><text:tab/></text:p>
      <text:p text:style-name="P50"><text:span text:style-name="T27"><text:tab/><text:tab/><text:tab/><text:tab/></text:span><text:span text:style-name="T4">absimple.h</text:span><text:span text:style-name="T28"><text:tab/></text:span><text:span text:style-name="T11"><text:tab/><text:tab/></text:span><text:span text:style-name="T25">// sources de l'interface d'export</text:span></text:p>
      <text:p text:style-name="P50"><text:span text:style-name="T27"><text:tab/><text:tab/><text:tab/><text:tab/></text:span><text:span text:style-name="T4">absimple.cpp</text:span><text:span text:style-name="T5"><text:tab/></text:span><text:span text:style-name="T11"> <text:tab/><text:tab/></text:span><text:span text:style-name="T25">// <text:s/>universelle</text:span></text:p>
      <text:p text:style-name="P50"><text:span text:style-name="T27"><text:tab/><text:tab/><text:tab/><text:tab/>absimple_ld.h</text:span><text:tab/> <text:tab/><text:tab/><text:span text:style-name="T24">// interface d'import C chgt dynamiqu</text:span><text:span text:style-name="T27"><text:tab/></text:span><text:span text:style-name="T24"><text:tab/><text:tab/><text:tab/></text:span></text:p>
      <text:p text:style-name="P50"><text:span text:style-name="T23"><text:tab/></text:span><text:span text:style-name="T27"><text:tab/></text:span><text:span text:style-name="T23"><text:tab/><text:tab/>CLibsimple1.cpp<text:tab/> <text:s text:c="2"/><text:tab/><text:tab/></text:span><text:span text:style-name="T24">|</text:span></text:p>
      <text:p text:style-name="P50"><text:span text:style-name="T27"><text:tab/></text:span><text:span text:style-name="T23"><text:tab/><text:tab/><text:tab/>CLibsimple2.cpp<text:tab/><text:tab/><text:tab/></text:span><text:span text:style-name="T24">| </text:span></text:p>
      <text:p text:style-name="P41"><text:span text:style-name="T27"><text:tab/></text:span><text:span text:style-name="T23"><text:tab/><text:tab/><text:tab/>CCalulator.h<text:tab/><text:tab/><text:tab/><text:tab/></text:span><text:span text:style-name="T24">|</text:span><text:span text:style-name="T23"> </text:span><text:span text:style-name="T24"><text:s/>sources internes de la brique</text:span><text:span text:style-name="T23"> </text:span></text:p>
      <text:p text:style-name="P41"><text:span text:style-name="T27"><text:tab/></text:span><text:span text:style-name="T23"><text:tab/><text:tab/><text:tab/>CCalulator.cpp<text:tab/><text:tab/><text:tab/></text:span><text:span text:style-name="T24">|</text:span></text:p>
      <text:p text:style-name="P41"><text:span text:style-name="T27"><text:tab/></text:span><text:span text:style-name="T23"><text:tab/><text:tab/><text:tab/>CCalendar.h<text:tab/><text:tab/><text:tab/><text:tab/></text:span><text:span text:style-name="T24">|</text:span><text:span text:style-name="T23"><text:tab/></text:span></text:p>
      <text:p text:style-name="P41"><text:span text:style-name="T27"><text:tab/></text:span><text:span text:style-name="T23"><text:tab/><text:tab/><text:tab/>Calendar.cpp<text:tab/><text:tab/><text:tab/><text:tab/></text:span><text:span text:style-name="T24">|</text:span></text:p>
      <text:p text:style-name="P41"><text:span text:style-name="T27"><text:tab/></text:span><text:span text:style-name="T23"><text:tab/><text:tab/>/linux</text:span></text:p>
      <text:p text:style-name="P41"><text:span text:style-name="T27"><text:tab/></text:span><text:span text:style-name="T23"><text:tab/><text:tab/><text:tab/>makefile</text:span></text:p>
      <text:p text:style-name="P41"><text:span text:style-name="T27"><text:tab/></text:span><text:span text:style-name="T23"><text:tab/><text:tab/>/vc90</text:span></text:p>
      <text:p text:style-name="P41"><text:span text:style-name="T23"><text:tab/><text:tab/><text:tab/></text:span><text:span text:style-name="T27"><text:tab/></text:span><text:span text:style-name="T23">absimple.vcproj</text:span></text:p>
      <text:p text:style-name="P42"/>
      <text:p text:style-name="P41"><text:span text:style-name="T20">audela/src/tcl</text:span><text:span text:style-name="T23"><text:tab/></text:span><text:span text:style-name="T24">// répertoire global de la brique (*)</text:span></text:p>
      <text:p text:style-name="P41"><text:span text:style-name="T27"><text:tab/></text:span><text:span text:style-name="T23"><text:tab/></text:span><text:span text:style-name="T20">/tclsimple_tcl</text:span><text:span text:style-name="T23"><text:tab/><text:tab/><text:tab/></text:span><text:span text:style-name="T24">// projet interface d'import tcl</text:span></text:p>
      <text:p text:style-name="P41"><text:span text:style-name="T23"><text:tab/></text:span><text:span text:style-name="T27"><text:tab/></text:span><text:span text:style-name="T23"><text:tab/>/src<text:tab/></text:span></text:p>
      <text:p text:style-name="P41"><text:span text:style-name="T23"><text:tab/><text:tab/></text:span><text:span text:style-name="T27"><text:tab/></text:span><text:span text:style-name="T23"><text:tab/>absimple_tcl.h</text:span></text:p>
      <text:p text:style-name="P41"><text:span text:style-name="T27"><text:tab/></text:span><text:span text:style-name="T23"><text:tab/><text:tab/><text:tab/>absimple_tcl.cpp</text:span></text:p>
      <text:p text:style-name="P41"><text:span text:style-name="T23"><text:tab/></text:span><text:span text:style-name="T27"><text:tab/></text:span><text:span text:style-name="T23"><text:tab/><text:tab/>pkgindex.tcl</text:span></text:p>
      <text:p text:style-name="P41"><text:span text:style-name="T23"><text:tab/><text:tab/></text:span><text:span text:style-name="T27"><text:tab/></text:span><text:span text:style-name="T23"><text:tab/>absimple.tcl<text:tab/><text:tab/><text:tab/><text:tab/><text:tab/><text:tab/></text:span></text:p>
      <text:p text:style-name="P41"><text:span text:style-name="T23"><text:tab/><text:tab/></text:span><text:span text:style-name="T27"><text:tab/></text:span><text:span text:style-name="T23">/linux</text:span></text:p>
      <text:p text:style-name="P41"><text:span text:style-name="T23"><text:tab/><text:tab/><text:tab/></text:span><text:span text:style-name="T27"><text:tab/></text:span><text:span text:style-name="T23">makefile</text:span></text:p>
      <text:p text:style-name="P41"><text:span text:style-name="T23"><text:tab/><text:tab/></text:span><text:span text:style-name="T27"><text:tab/></text:span><text:span text:style-name="T23">/macosx</text:span></text:p>
      <text:p text:style-name="P41"><text:span text:style-name="T23"><text:tab/><text:tab/><text:tab/></text:span><text:span text:style-name="T27"><text:tab/></text:span><text:span text:style-name="T23">makefile</text:span></text:p>
      <text:p text:style-name="P41"><text:span text:style-name="T23"><text:tab/><text:tab/></text:span><text:span text:style-name="T27"><text:tab/></text:span><text:span text:style-name="T23">/vc90</text:span></text:p>
      <text:p text:style-name="P41"><text:span text:style-name="T23"><text:tab/><text:tab/></text:span><text:span text:style-name="T27"><text:tab/></text:span><text:span text:style-name="T23"><text:tab/>absimple_tcl.vcproj</text:span></text:p>
      <text:p text:style-name="P72"/>
      <text:p text:style-name="P43"/>
      <text:p text:style-name="P37"/>
      <text:p text:style-name="Text_20_body">(*) si la brique fait partie du cœur d'AudeLA, son projet est créé dans /audela/src/<text:span text:style-name="T11">audela</text:span>/absimple au <text:span text:style-name="T22">lie</text:span><text:span text:style-name="T32">u de </text:span><text:span text:style-name="T31">/audela/src/</text:span><text:span text:style-name="T30">contrib</text:span><text:span text:style-name="T31">/absimple</text:span></text:p>
      <text:p text:style-name="P40"/>
      <text:h text:style-name="P58" text:outline-level="1">Interface d'export universelle d'une brique</text:h>
      <text:h text:style-name="Heading_20_2" text:outline-level="2">Règles générales de l'interface d'export </text:h>
      <text:p text:style-name="P2"/>
      <text:p text:style-name="P2">L'interface d'export est composée de deux fichiers portant le nom de la brique </text:p>
      <text:list xml:id="list8978060182056364185" text:style-name="L3">
        <text:list-item>
          <text:p text:style-name="P80">un fichier header (.h) qui contient les déclarations des fonctions exportables d'une brique. </text:p>
        </text:list-item>
        <text:list-item>
          <text:p text:style-name="P80">un fichier source (.cpp) qui contient le corps des fonctions d'export ou leur alias vers des fonctions internes de la brique</text:p>
        </text:list-item>
      </text:list>
      <text:p text:style-name="P2"/>
      <text:p text:style-name="P2">Exemple: <text:s/>l'interface d'export de la brique <text:span text:style-name="T11">absimple</text:span> est composée des fichiers </text:p>
      <text:list xml:id="list2885301928076561088" text:style-name="L4">
        <text:list-item>
          <text:p text:style-name="P81"><text:span text:style-name="T11">absimple.h <text:s/></text:span><text:s/>qui contient <text:s/>les déclarations des ressources exportables de la brique.</text:p>
        </text:list-item>
        <text:list-item>
          <text:p text:style-name="P81"><text:span text:style-name="T11">absimple.cpp</text:span> qui contient l'implémentation de fonction d'interface C.</text:p>
        </text:list-item>
      </text:list>
      <text:p text:style-name="P1"/>
      <text:p text:style-name="P1">Remarques: </text:p>
      <text:p text:style-name="P1"/>
      <text:p text:style-name="P27">Le fichier header <text:span text:style-name="T11">absimple.h </text:span><text:s/>contient les déclarations des ressources exportables de la brique.</text:p>
      <text:p text:style-name="P27"/>
      <text:p text:style-name="P27">Le ressources sont déclarée dans un namespace portant le nom de la brique </text:p>
      <text:p text:style-name="P27">Exemple : </text:p>
      <text:p text:style-name="P11">namespace absimple</text:p>
      <text:p text:style-name="P27"/>
      <text:p text:style-name="P27"><text:span text:style-name="T13">Important</text:span>: <text:s/>L'interface d'export doit masquer l'implémentation interne des fonctions. En particulier le fichier header d'export <text:span text:style-name="T13">ne doit pas inclure des fichiers header interne</text:span> de la brique.</text:p>
      <text:p text:style-name="P27"/>
      <text:p text:style-name="P27">Le fichier source <text:span text:style-name="T11">absimple.cpp</text:span> contient des fonctions destinées à l'export</text:p>
      <text:list xml:id="list6534571631145341711" text:style-name="L5">
        <text:list-item>
          <text:p text:style-name="P82">l’implémentation des fonctions exportées ou un alias vers une <text:s/>implémentation interne de ces fonctions. </text:p>
        </text:list-item>
        <text:list-item>
          <text:p text:style-name="P82">les constructeurs et destructeurs <text:s/>des classes exportées par la brique</text:p>
        </text:list-item>
        <text:list-item>
          <text:p text:style-name="P82">l'implémentation des fonctions exportables pour gérer les exceptions registerErrorCallback et <text:s/>throwExternalError .</text:p>
        </text:list-item>
        <text:list-item>
          <text:p text:style-name="P82"/>
        </text:list-item>
      </text:list>
      <text:p text:style-name="P3"/>
      <text:h text:style-name="P67" text:outline-level="3">Ressources exportables</text:h>
      <text:p text:style-name="P25">Export autorisé</text:p>
      <text:p text:style-name="P44">fonctions C, </text:p>
      <text:p text:style-name="P44">structures et classe d'interface,</text:p>
      <text:p text:style-name="P44">pointeurs de fonction C. </text:p>
      <text:p text:style-name="P24"/>
      <text:p text:style-name="P34">Export interdit</text:p>
      <text:p text:style-name="P45">variables globales, </text:p>
      <text:p text:style-name="P45">structures et classes internes de la brique</text:p>
      <text:p text:style-name="P33">Remarque: <text:s/>la définition des structures/classes interne ne doit pas être exportée. Seules les redéfinitions de ces structures/classes ne contenant que des champs ou des méthodes publiques peuvent être exportées afin de faciliter leur utilisation par un programme écrit en C ou C++ en particulier le programme AudeLa.</text:p>
      <text:h text:style-name="Heading_20_3" text:outline-level="3"><text:soft-page-break/>Gestion de la mémoire</text:h>
      <text:p text:style-name="P23">Le programme utilisateur ne doit pas pouvoir passer en paramètre des objets complexes créés dans le programme principal avec leur constructeur par défaut.</text:p>
      <text:list xml:id="list3329489977480622497" text:style-name="L6">
        <text:list-header>
          <text:p text:style-name="P90"><text:s/></text:p>
        </text:list-header>
        <text:list-item>
          <text:p text:style-name="P90">Toute création et destruction d'objet complexe (tableau, structure, classe) échangé avec la brique doit être faite via une une fonction spécifique de la brique par exemple </text:p>
          <text:p text:style-name="P90">Exemple:</text:p>
          <text:list>
            <text:list-item>
              <text:list>
                <text:list-item>
                  <text:list>
                    <text:list-header>
                      <text:p text:style-name="P63">// destruction d'une chaine de caractères créée par la brique</text:p>
                      <text:p text:style-name="P63">void absimple_releaseCharArray( const char* charArray) </text:p>
                    </text:list-header>
                  </text:list>
                </text:list-item>
              </text:list>
            </text:list-item>
          </text:list>
        </text:list-item>
      </text:list>
      <text:list xml:id="list7902038824803415374" text:style-name="L7">
        <text:list-header>
          <text:p text:style-name="P91"/>
        </text:list-header>
        <text:list-item>
          <text:p text:style-name="P91">L'interface d'export de la brique ne doit pas publier les constructeurs des objets complexes afin de les rendre inaccessibles aux programmes utilisateurs lorsque ce n'est pas nécessaire</text:p>
        </text:list-item>
      </text:list>
      <text:h text:style-name="Heading_20_2" text:outline-level="2">Export d'une fonction standalone</text:h>
      <text:p text:style-name="P22"/>
      <text:p text:style-name="P22"/>
      <text:p text:style-name="P64">///@file <text:s/>absimple.h</text:p>
      <text:p text:style-name="P13"/>
      <text:p text:style-name="P11"><text:span text:style-name="T2">#ifdef</text:span><text:span text:style-name="T6"> WIN32</text:span></text:p>
      <text:p text:style-name="P11"><text:span text:style-name="T2">#if</text:span><text:span text:style-name="T6"> </text:span><text:span text:style-name="T2">defined</text:span><text:span text:style-name="T6">(ABSIMPLE_EXPORTS) </text:span><text:span text:style-name="T26">// inside DLL</text:span></text:p>
      <text:p text:style-name="P11"><text:span text:style-name="T2"># <text:s text:c="2"/>define</text:span><text:span text:style-name="T6"> ABSIMPLE_API <text:s text:c="2"/></text:span><text:span text:style-name="T2">__declspec</text:span><text:span text:style-name="T6">(</text:span><text:span text:style-name="T2">dllexport</text:span><text:span text:style-name="T6">)</text:span></text:p>
      <text:p text:style-name="P11"><text:span text:style-name="T2">#else</text:span><text:span text:style-name="T6"> </text:span><text:span text:style-name="T26">// outside DLL</text:span></text:p>
      <text:p text:style-name="P11"># <text:s text:c="2"/>define ABSIMPLE_API <text:s text:c="2"/>__declspec(dllimport)</text:p>
      <text:p text:style-name="P11"><text:span text:style-name="T2">#endif</text:span><text:span text:style-name="T6"> </text:span></text:p>
      <text:p text:style-name="P11"/>
      <text:p text:style-name="P11"><text:span text:style-name="T2">#else</text:span><text:span text:style-name="T6"> </text:span></text:p>
      <text:p text:style-name="P11"/>
      <text:p text:style-name="P11">#if defined(ABSIMPLE_EXPORTS) // inside DLL</text:p>
      <text:p text:style-name="P11"># <text:s text:c="2"/>define ABSIMPLE_API <text:s text:c="2"/>__attribute__((visibility ("default")))</text:p>
      <text:p text:style-name="P11">#else // outside DLL</text:p>
      <text:p text:style-name="P11"># <text:s text:c="2"/>define ABSIMPLE_API </text:p>
      <text:p text:style-name="P11">#endif </text:p>
      <text:p text:style-name="P11"/>
      <text:p text:style-name="P11">#endif</text:p>
      <text:p text:style-name="P11"/>
      <text:p text:style-name="P15"><text:span text:style-name="T2">#include</text:span><text:span text:style-name="T6"> </text:span><text:span text:style-name="T9">&lt;abcommon2.h&gt; </text:span><text:span text:style-name="T8">// pour IArray, IError, IPoolInstance</text:span></text:p>
      <text:p text:style-name="P17"/>
      <text:p text:style-name="P11"><text:span text:style-name="T2">namespace </text:span><text:span text:style-name="T33">absimple {</text:span></text:p>
      <text:p text:style-name="P13"><text:s text:c="2"/></text:p>
      <text:p text:style-name="P11"><text:span text:style-name="T2"><text:s text:c="3"/>extern</text:span><text:span text:style-name="T6"> </text:span><text:span text:style-name="T9">"C"</text:span><text:span text:style-name="T6"> ABSIMPLE_API ICalculator* <text:s/>ICalculator_createInstance();</text:span></text:p>
      <text:p text:style-name="P16"/>
      <text:p text:style-name="P18">} // namespace end</text:p>
      <text:h text:style-name="P68" text:outline-level="3" text:is-list-header="true"/>
      <text:p text:style-name="P2"/>
      <text:h text:style-name="P61" text:outline-level="2">Export d'une classe</text:h>
      <text:p text:style-name="P1"/>
      <text:p text:style-name="P26"/>
      <text:h text:style-name="P70" text:outline-level="3">Classe d'interface C++ et <text:s/>les fonctions d'interface C</text:h>
      <text:p text:style-name="P26"/>
      <text:p text:style-name="P26">La brique exporte les méthodes de la classe qu'elle veut bien rendre visible en définissant une <text:s/><text:span text:style-name="T11">classe d'interface </text:span><text:s/>en appliquant les règles suivantes:</text:p>
      <text:list xml:id="list2688439340916730414" text:style-name="L8">
        <text:list-item>
          <text:list>
            <text:list-item>
              <text:p text:style-name="P83">toutes les méthodes de l'interface de classe sont abstraites</text:p>
            </text:list-item>
            <text:list-item>
              <text:p text:style-name="P83">les constructeurs et les destructeurs ne sont pas exportés. </text:p>
            </text:list-item>
            <text:list-item>
              <text:p text:style-name="P85">ne pas exporter les attributs, même public, <text:s/>pour des raison de compatibilité et d'évolutivité du code mais de les rendre accessibles uniquement via des accesseurs</text:p>
            </text:list-item>
          </text:list>
        </text:list-item>
      </text:list>
      <text:p text:style-name="P1"/>
      <text:p text:style-name="P26"><text:soft-page-break/>Par exemple la classe d'interface <text:span text:style-name="T11">ICalculator</text:span> exporte les méthodes exportables de <text:span text:style-name="T11">CCalculator</text:span><text:span text:style-name="T14"> ainsi qu'un constructeur et un destructeur.</text:span></text:p>
      <text:p text:style-name="P26"><text:span text:style-name="T14">Les <text:s/>noms des fonctions sont préfixés avec le nom de la classe <text:s/></text:span><text:span text:style-name="T11">ICalculator_ </text:span></text:p>
      <text:p text:style-name="P29">Le premier paramètre de chaque fonction est un pointeur de la classe d'interface pour identifier l'instance concernée, sauf pour la fonction constructeur.</text:p>
      <text:p text:style-name="P29"/>
      <text:p text:style-name="P64">///@file <text:s/>absimple.h</text:p>
      <text:p text:style-name="P13"/>
      <text:p text:style-name="P11"><text:span text:style-name="T2">#ifdef</text:span><text:span text:style-name="T6"> WIN32</text:span></text:p>
      <text:p text:style-name="P11"><text:span text:style-name="T2">#if</text:span><text:span text:style-name="T6"> </text:span><text:span text:style-name="T2">defined</text:span><text:span text:style-name="T6">(ABSIMPLE_EXPORTS) </text:span><text:span text:style-name="T26">// inside DLL</text:span></text:p>
      <text:p text:style-name="P11"><text:span text:style-name="T2"># <text:s text:c="2"/>define</text:span><text:span text:style-name="T6"> ABSIMPLE_API <text:s text:c="2"/></text:span><text:span text:style-name="T2">__declspec</text:span><text:span text:style-name="T6">(</text:span><text:span text:style-name="T2">dllexport</text:span><text:span text:style-name="T6">)</text:span></text:p>
      <text:p text:style-name="P11"><text:span text:style-name="T2">#else</text:span><text:span text:style-name="T6"> </text:span><text:span text:style-name="T26">// outside DLL</text:span></text:p>
      <text:p text:style-name="P11"># <text:s text:c="2"/>define ABSIMPLE_API <text:s text:c="2"/>__declspec(dllimport)</text:p>
      <text:p text:style-name="P11"><text:span text:style-name="T2">#endif</text:span><text:span text:style-name="T6"> </text:span></text:p>
      <text:p text:style-name="P11"/>
      <text:p text:style-name="P11"><text:span text:style-name="T2">#else</text:span><text:span text:style-name="T6"> </text:span></text:p>
      <text:p text:style-name="P11"/>
      <text:p text:style-name="P11">#if defined(ABSIMPLE_EXPORTS) // inside DLL</text:p>
      <text:p text:style-name="P11"># <text:s text:c="2"/>define ABSIMPLE_API <text:s text:c="2"/>__attribute__((visibility ("default")))</text:p>
      <text:p text:style-name="P11">#else // outside DLL</text:p>
      <text:p text:style-name="P11"># <text:s text:c="2"/>define ABSIMPLE_API </text:p>
      <text:p text:style-name="P11">#endif </text:p>
      <text:p text:style-name="P11"/>
      <text:p text:style-name="P11">#endif</text:p>
      <text:p text:style-name="P11"/>
      <text:p text:style-name="P15"><text:span text:style-name="T2">#include</text:span><text:span text:style-name="T6"> </text:span><text:span text:style-name="T9">&lt;abcommon2.h&gt; </text:span><text:span text:style-name="T8">// pour IArray, IError, IPoolInstance</text:span></text:p>
      <text:p text:style-name="P17"/>
      <text:p text:style-name="P11"><text:span text:style-name="T2">namespace </text:span><text:span text:style-name="T33">absimple {</text:span></text:p>
      <text:p text:style-name="P64"/>
      <text:p text:style-name="P11"><text:span text:style-name="T2">class</text:span><text:span text:style-name="T6"> ICalculator</text:span></text:p>
      <text:p text:style-name="P11">{</text:p>
      <text:p text:style-name="P11"><text:span text:style-name="T2">public</text:span><text:span text:style-name="T6">:</text:span></text:p>
      <text:p text:style-name="P11"><text:span text:style-name="T6"><text:s text:c="3"/></text:span><text:span text:style-name="T2">virtual</text:span><text:span text:style-name="T6"> </text:span><text:span text:style-name="T2">void</text:span><text:span text:style-name="T6"> ~ICalculator()={}; // destructeur virtuel exigé sous linux</text:span></text:p>
      <text:p text:style-name="P11"><text:span text:style-name="T6"><text:s text:c="3"/></text:span><text:span text:style-name="T2">virtual</text:span><text:span text:style-name="T6"> </text:span><text:span text:style-name="T2">double</text:span><text:span text:style-name="T6"> add(</text:span><text:span text:style-name="T2">double</text:span><text:span text:style-name="T6"> x)=0;</text:span></text:p>
      <text:p text:style-name="P11"><text:span text:style-name="T6"><text:s text:c="3"/></text:span><text:span text:style-name="T2">virtual</text:span><text:span text:style-name="T6"> </text:span><text:span text:style-name="T2">double</text:span><text:span text:style-name="T6"> sub(</text:span><text:span text:style-name="T2">double</text:span><text:span text:style-name="T6"> x)=0;</text:span></text:p>
      <text:p text:style-name="P11"><text:span text:style-name="T6"><text:s text:c="3"/></text:span><text:span text:style-name="T2">virtual</text:span><text:span text:style-name="T6"> </text:span><text:span text:style-name="T2">double</text:span><text:span text:style-name="T6"> set(</text:span><text:span text:style-name="T2">double</text:span><text:span text:style-name="T6"> x)=0;</text:span></text:p>
      <text:p text:style-name="P11"><text:span text:style-name="T6"><text:s text:c="3"/></text:span><text:span text:style-name="T2">virtual</text:span><text:span text:style-name="T6"> </text:span><text:span text:style-name="T2">double</text:span><text:span text:style-name="T6"> clear()=0;</text:span></text:p>
      <text:p text:style-name="P12">};</text:p>
      <text:p text:style-name="P12"/>
      <text:p text:style-name="P16">// constructor</text:p>
      <text:p text:style-name="P11"><text:span text:style-name="T2">extern</text:span><text:span text:style-name="T6"> </text:span><text:span text:style-name="T9">"C"</text:span><text:span text:style-name="T6"> ABSIMPLE_API ICalculator* <text:s/>ICalculator_createInstance();</text:span></text:p>
      <text:p text:style-name="P16">// destructor</text:p>
      <text:p text:style-name="P11"><text:span text:style-name="T2">extern</text:span><text:span text:style-name="T6"> </text:span><text:span text:style-name="T9">"C"</text:span><text:span text:style-name="T6"> ABSIMPLE_API </text:span><text:span text:style-name="T2">void</text:span><text:span text:style-name="T6"> ICalculator_deleteInstance(ICalculator*);</text:span></text:p>
      <text:p text:style-name="P14"/>
      <text:p text:style-name="P14">// declare class methods as standalone functions (used by other langages)</text:p>
      <text:p text:style-name="P11"><text:span text:style-name="T2">extern</text:span><text:span text:style-name="T6"> </text:span><text:span text:style-name="T9">"C"</text:span><text:span text:style-name="T6"> ABSIMPLE_API </text:span><text:span text:style-name="T2">double</text:span><text:span text:style-name="T6"> <text:s text:c="3"/>ICalculator_add(ICalculator*, </text:span><text:span text:style-name="T2">int</text:span><text:span text:style-name="T6"> a); </text:span></text:p>
      <text:p text:style-name="P11"><text:span text:style-name="T2">extern</text:span><text:span text:style-name="T6"> </text:span><text:span text:style-name="T9">"C"</text:span><text:span text:style-name="T6"> ABSIMPLE_API </text:span><text:span text:style-name="T2">double</text:span><text:span text:style-name="T6"> <text:s text:c="3"/>ICalculator_sub(ICalculator*, </text:span><text:span text:style-name="T2">int</text:span><text:span text:style-name="T6"> a); </text:span></text:p>
      <text:p text:style-name="P11"><text:span text:style-name="T2">extern</text:span><text:span text:style-name="T6"> </text:span><text:span text:style-name="T9">"C"</text:span><text:span text:style-name="T6"> ABSIMPLE_API </text:span><text:span text:style-name="T2">double</text:span><text:span text:style-name="T6"> <text:s text:c="3"/>ICalculator_set(ICalculator*, </text:span><text:span text:style-name="T2">int</text:span><text:span text:style-name="T6"> a); </text:span></text:p>
      <text:p text:style-name="P11"><text:span text:style-name="T2">extern</text:span><text:span text:style-name="T6"> </text:span><text:span text:style-name="T9">"C"</text:span><text:span text:style-name="T6"> ABSIMPLE_API </text:span><text:span text:style-name="T2">double</text:span><text:span text:style-name="T6"> <text:s text:c="3"/>ICalculator_divide(ICalculator*, </text:span><text:span text:style-name="T2">int</text:span><text:span text:style-name="T6"> a);</text:span></text:p>
      <text:p text:style-name="P11"><text:span text:style-name="T2">extern</text:span><text:span text:style-name="T6"> </text:span><text:span text:style-name="T9">"C"</text:span><text:span text:style-name="T6"> ABSIMPLE_API </text:span><text:span text:style-name="T2">double</text:span><text:span text:style-name="T6"> <text:s text:c="3"/>ICalculator_clear(ICalculator*); </text:span></text:p>
      <text:p text:style-name="P12"/>
      <text:p text:style-name="P12">} // fin namespace</text:p>
      <text:p text:style-name="P26"/>
      <text:p text:style-name="P30">Les classes et les fonctions d'interface sont déclarée dans un <text:span text:style-name="T11">namespace</text:span> portant le nom de la brique.</text:p>
      <text:p text:style-name="P30"/>
      <text:h text:style-name="Heading_20_3" text:outline-level="3">Les fonctions d'implémentation l'interface C </text:h>
      <text:p text:style-name="P26">Les fonctions d'implémentation de l'interface C sont définie dans <text:span text:style-name="T11"><text:s/>absimple.cpp</text:span></text:p>
      <text:p text:style-name="P26"><text:span text:style-name="T14">Chaque f</text:span><text:span text:style-name="T11">onction d'interface C </text:span><text:span text:style-name="T14">appelle la </text:span><text:span text:style-name="T11">méthode</text:span><text:span text:style-name="T14"> de la classe d'interface C++ correspondante.</text:span></text:p>
      <text:p text:style-name="P26"/>
      <text:p text:style-name="P73">///@file absimple.cpp</text:p>
      <text:p text:style-name="P73"/>
      <text:p text:style-name="P20"><text:span text:style-name="T2">#include</text:span><text:span text:style-name="T6"> </text:span><text:span text:style-name="T9">&lt;abcommon.h&gt;</text:span><text:span text:style-name="T2"> </text:span><text:span text:style-name="T33">// pour CATCH_ERROR , <text:s/>CATCH_ERROR_VOID</text:span></text:p>
      <text:p text:style-name="P21"/>
      <text:p text:style-name="P20"><text:soft-page-break/>ICalculator* <text:s/>absimple::ICalculator_createInstance()</text:p>
      <text:p text:style-name="P20">{</text:p>
      <text:p text:style-name="P21"><text:s text:c="3"/>CATCH_ERROR( absimple::ICalculator::createInstance() , NULL);</text:p>
      <text:p text:style-name="P20">}</text:p>
      <text:p text:style-name="P20"/>
      <text:p text:style-name="P20"><text:span text:style-name="T2">void</text:span><text:span text:style-name="T6"> absimple::ICalculator_deleteInstance(ICalculator* calculator) {</text:span></text:p>
      <text:p text:style-name="P20"><text:s text:c="3"/><text:span text:style-name="T6">CATCH_ERROR_VOID( absimple::ICalculator::deleteInstance() );</text:span></text:p>
      <text:p text:style-name="P20">}</text:p>
      <text:p text:style-name="P20"/>
      <text:p text:style-name="P20"><text:span text:style-name="T2">double</text:span><text:span text:style-name="T6"> absimple::ICalculator_add(ICalculator* calculator, </text:span><text:span text:style-name="T2">double</text:span><text:span text:style-name="T6"> x) {</text:span></text:p>
      <text:p text:style-name="P21"><text:s text:c="3"/>CATCH_ERROR( calculator-&gt;add(x) , 0 );</text:p>
      <text:p text:style-name="P20">}</text:p>
      <text:p text:style-name="P20"/>
      <text:p text:style-name="P20"><text:span text:style-name="T2">double</text:span><text:span text:style-name="T6"> absimple::ICalculator_sub(ICalculator* calculator, </text:span><text:span text:style-name="T2">double</text:span><text:span text:style-name="T6"> x) {</text:span></text:p>
      <text:p text:style-name="P21"><text:s text:c="3"/>CATCH_ERROR( calculator-&gt;sub(x) , 0 );</text:p>
      <text:p text:style-name="P20">}</text:p>
      <text:p text:style-name="P20"/>
      <text:p text:style-name="P20"><text:span text:style-name="T2">double</text:span><text:span text:style-name="T6"> absimple::ICalculator_divide(ICalculator* calculator, </text:span><text:span text:style-name="T2">double</text:span><text:span text:style-name="T6"> a) {</text:span></text:p>
      <text:p text:style-name="P20"><text:s text:c="3"/><text:span text:style-name="T6">CATCH_ERROR( calculator-&gt;divide(x) , 0 );</text:span></text:p>
      <text:p text:style-name="P20">}</text:p>
      <text:p text:style-name="P20"><text:span text:style-name="T2">double</text:span><text:span text:style-name="T6"> absimple::ICalculator_set(ICalculator* calculator, </text:span><text:span text:style-name="T2">double</text:span><text:span text:style-name="T6"> x) {</text:span></text:p>
      <text:p text:style-name="P21"><text:s text:c="3"/>CATCH_ERROR( <text:s/>calculator-&gt;set(x) , 0);</text:p>
      <text:p text:style-name="P20">}</text:p>
      <text:p text:style-name="P20"/>
      <text:p text:style-name="P20"><text:span text:style-name="T2">double</text:span><text:span text:style-name="T6"> absimple::ICalculator_clear(ICalculator* calculator) {</text:span></text:p>
      <text:p text:style-name="P21"><text:s text:c="3"/>CATCH_ERROR( calculator-&gt;clear(), 0 );</text:p>
      <text:p text:style-name="P20">}</text:p>
      <text:p text:style-name="P77"/>
      <text:p text:style-name="P30"/>
      <text:h text:style-name="Heading_20_3" text:outline-level="3">La classe d'implémentation C++</text:h>
      <text:p text:style-name="P26">La classe <text:span text:style-name="T11">CCalculator</text:span> est définie à l'intérieur de la brique dans le fichier <text:span text:style-name="T11">CCalculator.cpp </text:span><text:span text:style-name="T14">dédié à la classe. Cette définition n'est pas exportée</text:span></text:p>
      <text:p text:style-name="P26"/>
      <text:p text:style-name="P76">///@file CCalculator.h</text:p>
      <text:p text:style-name="P75"/>
      <text:p text:style-name="P20"><text:span text:style-name="T2">class</text:span><text:span text:style-name="T6"> CCalculator : </text:span><text:span text:style-name="T2">public</text:span><text:span text:style-name="T6"> ICalculator</text:span></text:p>
      <text:p text:style-name="P20">{</text:p>
      <text:p text:style-name="P20"/>
      <text:p text:style-name="P20"><text:span text:style-name="T2">public</text:span><text:span text:style-name="T6">:</text:span></text:p>
      <text:p text:style-name="P20"><text:span text:style-name="T6"><text:s text:c="3"/>CCalculator(</text:span><text:span text:style-name="T2">void</text:span><text:span text:style-name="T6">);</text:span></text:p>
      <text:p text:style-name="P20"><text:span text:style-name="T6"><text:s text:c="3"/></text:span><text:span text:style-name="T2">void</text:span><text:span text:style-name="T6"> <text:s/>~CCalculator();</text:span></text:p>
      <text:p text:style-name="P20"><text:span text:style-name="T6"><text:s text:c="3"/></text:span><text:span text:style-name="T2">double</text:span><text:span text:style-name="T6"> set(</text:span><text:span text:style-name="T2">double</text:span><text:span text:style-name="T6"> x); </text:span></text:p>
      <text:p text:style-name="P20"><text:span text:style-name="T6"><text:s text:c="3"/></text:span><text:span text:style-name="T2">double</text:span><text:span text:style-name="T6"> add(</text:span><text:span text:style-name="T2">double</text:span><text:span text:style-name="T6"> x); </text:span></text:p>
      <text:p text:style-name="P20"><text:span text:style-name="T6"><text:s text:c="3"/></text:span><text:span text:style-name="T2">double</text:span><text:span text:style-name="T6"> sub(</text:span><text:span text:style-name="T2">double</text:span><text:span text:style-name="T6"> x); </text:span></text:p>
      <text:p text:style-name="P20"><text:span text:style-name="T6"><text:s text:c="3"/></text:span><text:span text:style-name="T2">double</text:span><text:span text:style-name="T6"> clear();</text:span></text:p>
      <text:p text:style-name="P19">private:</text:p>
      <text:p text:style-name="P20"><text:span text:style-name="T6"><text:s text:c="3"/></text:span><text:span text:style-name="T2">double</text:span><text:span text:style-name="T6"> clearMemory(</text:span><text:span text:style-name="T2">void</text:span><text:span text:style-name="T6">);</text:span></text:p>
      <text:p text:style-name="P20"><text:span text:style-name="T6"><text:s text:c="3"/></text:span><text:span text:style-name="T2">double</text:span><text:span text:style-name="T6"> getMemory(</text:span><text:span text:style-name="T2">void</text:span><text:span text:style-name="T6">);</text:span></text:p>
      <text:p text:style-name="P20"><text:span text:style-name="T6"><text:s text:c="3"/></text:span><text:span text:style-name="T2">double</text:span><text:span text:style-name="T6"> setMemory(</text:span><text:span text:style-name="T2">void</text:span><text:span text:style-name="T6">);</text:span></text:p>
      <text:p text:style-name="P20"><text:span text:style-name="T6"><text:s text:c="3"/></text:span><text:span text:style-name="T2">double</text:span><text:span text:style-name="T6"> setMemoryPlus(</text:span><text:span text:style-name="T2">void</text:span><text:span text:style-name="T6">);</text:span></text:p>
      <text:p text:style-name="P20"><text:span text:style-name="T6"><text:s text:c="3"/></text:span><text:span text:style-name="T2">double</text:span><text:span text:style-name="T6"> setMemoryMinus(</text:span><text:span text:style-name="T2">void</text:span><text:span text:style-name="T6">);</text:span></text:p>
      <text:p text:style-name="P20"/>
      <text:p text:style-name="P20"><text:span text:style-name="T2">private</text:span><text:span text:style-name="T6">: <text:s text:c="3"/></text:span></text:p>
      <text:p text:style-name="P20"><text:span text:style-name="T6"><text:s text:c="3"/></text:span><text:span text:style-name="T2">double</text:span><text:span text:style-name="T6"> current;</text:span></text:p>
      <text:p text:style-name="P20"><text:span text:style-name="T6"><text:s text:c="3"/></text:span><text:span text:style-name="T2">double</text:span><text:span text:style-name="T6"> memory;</text:span></text:p>
      <text:p text:style-name="P21">};</text:p>
      <text:p text:style-name="P26"/>
      <text:p text:style-name="P26"/>
      <text:h text:style-name="P62" text:outline-level="2" text:is-list-header="true"/>
      <text:p text:style-name="Text_20_body"/>
      <text:h text:style-name="P61" text:outline-level="2">Export d'une structure</text:h>
      <text:p text:style-name="P1"/>
      <text:h text:style-name="Heading_20_3" text:outline-level="3"><text:soft-page-break/>Interface de structure <text:s text:c="2"/></text:h>
      <text:p text:style-name="P1"/>
      <text:p text:style-name="P26">Une structure doit être exportée sous la forme d'une <text:span text:style-name="T11">interface</text:span> <text:span text:style-name="T11">structure.</text:span></text:p>
      <text:p text:style-name="P26"/>
      <text:p text:style-name="P26">Exemple: la structure <text:span text:style-name="T11">SDateTime</text:span> est définie à l'intérieur de la brique. Cette définition n'est pas exportée. </text:p>
      <text:p text:style-name="P26"/>
      <text:p text:style-name="P20"><text:span text:style-name="T2">struct</text:span><text:span text:style-name="T6"> SDateTime : public IDateTime { </text:span></text:p>
      <text:p text:style-name="P20"><text:span text:style-name="T6"><text:s text:c="3"/></text:span><text:span text:style-name="T2">int</text:span><text:span text:style-name="T6"> year;</text:span></text:p>
      <text:p text:style-name="P20"><text:span text:style-name="T6"><text:s text:c="3"/></text:span><text:span text:style-name="T2">int</text:span><text:span text:style-name="T6"> month;</text:span></text:p>
      <text:p text:style-name="P20"><text:span text:style-name="T6"><text:s text:c="3"/></text:span><text:span text:style-name="T2">int</text:span><text:span text:style-name="T6"> day;</text:span></text:p>
      <text:p text:style-name="P20"><text:span text:style-name="T6"><text:s text:c="3"/></text:span><text:span text:style-name="T2">int</text:span><text:span text:style-name="T6"> hour;</text:span></text:p>
      <text:p text:style-name="P20"><text:span text:style-name="T6"><text:s text:c="3"/></text:span><text:span text:style-name="T2">int</text:span><text:span text:style-name="T6"> minute;</text:span></text:p>
      <text:p text:style-name="P20"><text:span text:style-name="T6"><text:s text:c="3"/></text:span><text:span text:style-name="T2">int</text:span><text:span text:style-name="T6"> second;</text:span></text:p>
      <text:p text:style-name="P20"><text:span text:style-name="T6"><text:s text:c="3"/></text:span><text:span text:style-name="T3">double</text:span><text:span text:style-name="T6"> julianDay;</text:span></text:p>
      <text:p text:style-name="P21">};</text:p>
      <text:p text:style-name="P46"/>
      <text:p text:style-name="P26">La brique exporte les champs de la structure en définissant une nouvelle structure dite <text:span text:style-name="T11">structure d'interface</text:span><text:span text:style-name="T14"> en appliquant les règles suivantes:</text:span></text:p>
      <text:list xml:id="list1973793618156713661" text:style-name="L9">
        <text:list-item>
          <text:p text:style-name="P92">seuls les champs que la brique veut bien export figurent dans la structure d'interface</text:p>
        </text:list-item>
        <text:list-item>
          <text:p text:style-name="P92">une fonction accesseur en lecture (get) est définie pour chaque champ que l'on veut autoriser à lire par le programme utilisateur.</text:p>
        </text:list-item>
        <text:list-item>
          <text:p text:style-name="P92">une fonction accesseur en écriture (set) est définie pour chaque champ que l'on veut autoriser à modifier par le programme utilisateur.</text:p>
        </text:list-item>
      </text:list>
      <text:p text:style-name="P28"><text:s/></text:p>
      <text:p text:style-name="P26">Par exemple l'interface de structure <text:span text:style-name="T11">IDateTime</text:span> <text:s/>exporte les champs exportables de <text:span text:style-name="T11">SDateTime</text:span><text:span text:style-name="T14"> sous la forme suivante: </text:span></text:p>
      <text:list xml:id="list6567141413102381816" text:style-name="L10">
        <text:list-item>
          <text:p text:style-name="P93">la structure exportée <text:span text:style-name="T11">IDateTime</text:span> est préfixé par la lettre I , et contient seulement les champs que la brique veut bien rendre visible <text:s/>pour un programme utilisateur écrit en C.</text:p>
        </text:list-item>
        <text:list-item>
          <text:p text:style-name="P93">les fonctions accesseurs pour les programmes utilisateurs écrits dans d'autres langages que C. <text:s/>Les <text:s/>noms des fonctions sont préfixés avec le nom de la structure <text:s/><text:span text:style-name="T11">IDateTime_ </text:span><text:span text:style-name="T14">. Le premier paramètre de chaque fonction est un pointeur de la structure d'interface pour identifier l'instance concernée. </text:span></text:p>
        </text:list-item>
      </text:list>
      <text:p text:style-name="P29"/>
      <text:p text:style-name="P11"><text:span text:style-name="T2">struct</text:span><text:span text:style-name="T6"> IDateTime { </text:span></text:p>
      <text:p text:style-name="P11"><text:span text:style-name="T6"><text:s text:c="3"/></text:span><text:span text:style-name="T2">int</text:span><text:span text:style-name="T6"> year;</text:span></text:p>
      <text:p text:style-name="P11"><text:span text:style-name="T6"><text:s text:c="3"/></text:span><text:span text:style-name="T2">int</text:span><text:span text:style-name="T6"> month;</text:span></text:p>
      <text:p text:style-name="P11"><text:span text:style-name="T6"><text:s text:c="3"/></text:span><text:span text:style-name="T2">int</text:span><text:span text:style-name="T6"> day;</text:span></text:p>
      <text:p text:style-name="P12">};</text:p>
      <text:p text:style-name="P13"/>
      <text:p text:style-name="P12"/>
      <text:p text:style-name="Text_20_body"/>
      <text:h text:style-name="P71" text:outline-level="3">Accesseurs aux champs de la structure</text:h>
      <text:p text:style-name="P1"/>
      <text:p text:style-name="P26"><text:span text:style-name="T11">Les accesseurs aux champs d'une structure</text:span> permettent de lire ou de modifier les champs de la structure.</text:p>
      <text:p text:style-name="P26">Ces accesseurs sont en général facultatifs si les champs de la structure sont </text:p>
      <text:p text:style-name="P26"/>
      <text:p text:style-name="P26">Exemples d’accesseurs</text:p>
      <text:p text:style-name="P11"><text:span text:style-name="T2">extern</text:span><text:span text:style-name="T6"> </text:span><text:span text:style-name="T9">"C"</text:span><text:span text:style-name="T6"> ABSIMPLE_API </text:span><text:span text:style-name="T2">void</text:span><text:span text:style-name="T6"> IDateTime_year_set(IDateTime* dateTime,</text:span><text:span text:style-name="T2">int</text:span><text:span text:style-name="T6"> value);</text:span></text:p>
      <text:p text:style-name="P11"><text:span text:style-name="T2">extern</text:span><text:span text:style-name="T6"> </text:span><text:span text:style-name="T9">"C"</text:span><text:span text:style-name="T6"> ABSIMPLE_API </text:span><text:span text:style-name="T2">int</text:span><text:span text:style-name="T6"> <text:s/>IDateTime_year_get(IDateTime* dateTime);</text:span></text:p>
      <text:p text:style-name="P11"><text:span text:style-name="T2">extern</text:span><text:span text:style-name="T6"> </text:span><text:span text:style-name="T9">"C"</text:span><text:span text:style-name="T6"> ABSIMPLE_API </text:span><text:span text:style-name="T2">void</text:span><text:span text:style-name="T6"> IDateTime_month_set(IDateTime* dateTime,</text:span><text:span text:style-name="T2">int</text:span><text:span text:style-name="T6"> value);</text:span></text:p>
      <text:p text:style-name="P11"><text:span text:style-name="T2">extern</text:span><text:span text:style-name="T6"> </text:span><text:span text:style-name="T9">"C"</text:span><text:span text:style-name="T6"> ABSIMPLE_API </text:span><text:span text:style-name="T2">int</text:span><text:span text:style-name="T6"> <text:s/>IDateTime_month_get(IDateTime* dateTime);</text:span></text:p>
      <text:p text:style-name="P11"><text:span text:style-name="T2">extern</text:span><text:span text:style-name="T6"> </text:span><text:span text:style-name="T9">"C"</text:span><text:span text:style-name="T6"> ABSIMPLE_API </text:span><text:span text:style-name="T2">void</text:span><text:span text:style-name="T6"> IDateTime_day_set(IDateTime* dateTime,</text:span><text:span text:style-name="T2">int</text:span><text:span text:style-name="T6"> value);</text:span></text:p>
      <text:p text:style-name="P26"/>
      <text:h text:style-name="Heading_20_3" text:outline-level="3"><text:soft-page-break/>Destruction d'une instance de structure</text:h>
      <text:p text:style-name="P26"/>
      <text:p text:style-name="P26">Si une instance structure est crée et retournée par une fonction de l'astrobrick, le programme utilisateur <text:s/>doit ensuite libérer la zone mémoire occupée par l'instance de la structure lorsqu'il n'en plus besoin. </text:p>
      <text:p text:style-name="P26">Dans ce cas l'astrobrick doit fournir une fonction pour libérer la mémoire. </text:p>
      <text:p text:style-name="P26"/>
      <text:p text:style-name="P26">Exemple </text:p>
      <text:p text:style-name="P15"><text:span text:style-name="T2">extern</text:span><text:span text:style-name="T6"> </text:span><text:span text:style-name="T9">"C"</text:span><text:span text:style-name="T6"> ABSIMPLE_API </text:span><text:span text:style-name="T2">void</text:span><text:span text:style-name="T6"> IDateTime_deleteInstance(IDateTime* dateTime);</text:span></text:p>
      <text:p text:style-name="P1"/>
      <text:p text:style-name="P1"/>
      <text:p text:style-name="P1"/>
      <text:h text:style-name="P61" text:outline-level="2">Options de compilation</text:h>
      <text:p text:style-name="P8"/>
      <text:h text:style-name="Heading_20_3" text:outline-level="3">Options de compilation sous Windows</text:h>
      <text:p text:style-name="P6"/>
      <text:p text:style-name="P32">Compilateur C++</text:p>
      <text:p text:style-name="P31">Code generation &gt; Runtime library= <text:span text:style-name="T1">Multi-threaded (/MD)</text:span></text:p>
      <text:list xml:id="list7714709666751046016" text:style-name="L11">
        <text:list-item>
          <text:p text:style-name="P57">avantage: /MT <text:s/>permet d'éxécuter une astrobick compilée avec VisualC++ 2008 <text:s text:c="2"/>sur une machine ou est installé une version de runtime différente ( runtime de Visual C++ 2012 par exemple) </text:p>
        </text:list-item>
        <text:list-item>
          <text:p text:style-name="P57">inconvénient: la librairie est plus volumineuse ( 100 Ko au lieu de 27 Ko)</text:p>
        </text:list-item>
      </text:list>
      <text:p text:style-name="P48"/>
      <text:p text:style-name="P31"/>
      <text:p text:style-name="P7"/>
      <text:p text:style-name="P6"/>
      <text:h text:style-name="P71" text:outline-level="3">Options de compilation sous Linux</text:h>
      <text:p text:style-name="P1"/>
      <text:p text:style-name="P1"/>
      <text:p text:style-name="P1"/>
      <text:h text:style-name="P59" text:outline-level="1">Interface d'import pour Python</text:h>
      <text:p text:style-name="P1"/>
      <text:p text:style-name="P1">La brique fournit :</text:p>
      <text:list xml:id="list2768667495207913491" text:style-name="L12">
        <text:list-item>
          <text:p text:style-name="P86">la librairie dynamique de la brique ex : <text:span text:style-name="T11">libabsimple.dll <text:s/>libabsimple.so libabsimple.dylib </text:span></text:p>
        </text:list-item>
        <text:list-item>
          <text:p text:style-name="P86">le header d'import <text:span text:style-name="T11">absimple.py</text:span></text:p>
        </text:list-item>
      </text:list>
      <text:p text:style-name="P5"/>
      <text:p text:style-name="P4">Le header d'import est le même pour Windows, Linux et Macosx</text:p>
      <text:p text:style-name="P1"/>
      <text:p text:style-name="P1">Le header d'import utilise le mécanisme de chargement dynamique d'une librairie dynamique.</text:p>
      <text:p text:style-name="P1"/>
      <text:p text:style-name="P1">Le header doit contenir :</text:p>
      <text:list xml:id="list7927490285379725188" text:style-name="L13">
        <text:list-item>
          <text:p text:style-name="P87">la commande de chargement dynamique de la librairie</text:p>
        </text:list-item>
        <text:list-item>
          <text:p text:style-name="P87">les commandes de récupération des adresses des fonctions à importer</text:p>
        </text:list-item>
        <text:list-item>
          <text:p text:style-name="P87">les commandes de définition des numéros d'erreur et <text:s/>récupération des exceptions générées par la brique.</text:p>
        </text:list-item>
        <text:list-item>
          <text:p text:style-name="P87">le commande de destruction automatique des chaînes de caractères retournées par certaines fonction de la brique </text:p>
        </text:list-item>
      </text:list>
      <text:p text:style-name="P1"/>
      <text:h text:style-name="Heading_20_2" text:outline-level="2">Chargement dynamique de la librairie</text:h>
      <text:p text:style-name="P1"/>
      <text:p text:style-name="P26">La commande <text:s/><text:span text:style-name="T11">LoadLibrary</text:span> permet de charger une librairie dynamique dans un programme python.</text:p>
      <text:p text:style-name="P1"/>
      <text:p text:style-name="P26">Exemple</text:p>
      <text:p text:style-name="P11">import ctypes </text:p>
      <text:p text:style-name="P11"/>
      <text:p text:style-name="P11">_absimple = ctypes.cdll.LoadLibrary(ctypes.util.find_library('libabsimple')) <text:s text:c="2"/></text:p>
      <text:p text:style-name="P1"/>
      <text:h text:style-name="P61" text:outline-level="2">Déclaration de fonction standalone</text:h>
      <text:p text:style-name="P8"/>
      <text:p text:style-name="P6"/>
      <text:h text:style-name="P69" text:outline-level="3" text:is-list-header="true"/>
      <text:p text:style-name="P26">Exemple</text:p>
      <text:p text:style-name="P11"><text:span text:style-name="T3">def</text:span> processAdd(*args):</text:p>
      <text:p text:style-name="P11"><text:tab/>return _absimple.absimple_processAdd(*args)</text:p>
      <text:p text:style-name="P11"><text:tab/></text:p>
      <text:p text:style-name="P11"><text:span text:style-name="T3">def</text:span> processSub(*args):</text:p>
      <text:p text:style-name="P11"><text:tab/>return _absimple.absimple_processSub(*args)</text:p>
      <text:p text:style-name="P1"/>
      <text:p text:style-name="P38"/>
      <text:p text:style-name="Text_20_body"/>
      <text:h text:style-name="Heading_20_2" text:outline-level="2">Déclaration d'une classe</text:h>
      <text:p text:style-name="Text_20_body"/>
      <text:p text:style-name="P15"><text:span text:style-name="T3">class </text:span>calculator(object, this=None):</text:p>
      <text:p text:style-name="P15"><text:span text:style-name="T3"><text:s text:c="3"/>def</text:span> __init__(self):</text:p>
      <text:p text:style-name="P15"><text:s text:c="6"/>if this==None:</text:p>
      <text:p text:style-name="P11"><text:s text:c="9"/>this = _absimple.ICalculator_createInstance()</text:p>
      <text:p text:style-name="P11"><text:s text:c="9"/>checkError()</text:p>
      <text:p text:style-name="P11"><text:s text:c="6"/>try: self.this.append(this)</text:p>
      <text:p text:style-name="P11"><text:s text:c="6"/>except: self.this = this</text:p>
      <text:p text:style-name="P11"><text:span text:style-name="T3"><text:s text:c="3"/>def</text:span> __del__(self): </text:p>
      <text:p text:style-name="P11"><text:s text:c="6"/>_absimple.ICalculator_deleteInstance(self.this)</text:p>
      <text:p text:style-name="P11"><text:span text:style-name="T3"><text:s text:c="3"/>def</text:span> add(self, x):</text:p>
      <text:p text:style-name="P11"><text:soft-page-break/><text:s text:c="6"/>result = _absimple.ICalculator_add(self.this, x)</text:p>
      <text:p text:style-name="P11"><text:s text:c="6"/>checkError()</text:p>
      <text:p text:style-name="P11"><text:s text:c="6"/>return value</text:p>
      <text:p text:style-name="P11"><text:span text:style-name="T3"><text:s text:c="3"/>def</text:span> set(self, x):</text:p>
      <text:p text:style-name="P11"><text:tab/>return _absimple.ICalculator_set(self.this, x)</text:p>
      <text:p text:style-name="P11"><text:s text:c="6"/>checkError()</text:p>
      <text:p text:style-name="P11"><text:s text:c="6"/>return value</text:p>
      <text:p text:style-name="P11"><text:span text:style-name="T3"><text:s text:c="3"/>def</text:span> sub(self, x): </text:p>
      <text:p text:style-name="P11"><text:s text:c="6"/>return _absimple.ICalculator_sub(self.this, x)</text:p>
      <text:p text:style-name="P11"><text:s text:c="6"/>checkError()</text:p>
      <text:p text:style-name="P11"><text:s text:c="6"/>return value</text:p>
      <text:p text:style-name="P11"><text:span text:style-name="T3"><text:s text:c="3"/>def</text:span> divide(self, x): </text:p>
      <text:p text:style-name="P11"><text:s text:c="6"/>result = _absimple.ICalculator_divide(self.this, x)</text:p>
      <text:p text:style-name="P11"><text:s text:c="6"/>checkError()</text:p>
      <text:p text:style-name="P11"><text:s text:c="6"/>return value</text:p>
      <text:p text:style-name="Text_20_body"/>
      <text:p text:style-name="P23">Chaque <text:span text:style-name="T11">méthode</text:span> de la classe fait appel à la<text:span text:style-name="T11"> fonction d'interface C</text:span> correspondante. </text:p>
      <text:p text:style-name="P23">Chaque méthode vérifie </text:p>
      <text:p text:style-name="Text_20_body"/>
      <text:h text:style-name="Heading_20_2" text:outline-level="2">Fonction retournant un structure </text:h>
      <text:p text:style-name="P1"/>
      <text:h text:style-name="Heading_20_2" text:outline-level="2">Fonction retournant un tableau</text:h>
      <text:p text:style-name="P1"/>
      <text:p text:style-name="P1"/>
      <text:h text:style-name="P71" text:outline-level="3" text:is-list-header="true"/>
      <text:h text:style-name="Heading_20_2" text:outline-level="2">Définition des numéros d'erreur </text:h>
      <text:p text:style-name="Text_20_body"/>
      <text:p text:style-name="Text_20_body"/>
      <text:h text:style-name="P59" text:outline-level="1">Interface d'import pour Tcl</text:h>
      <text:p text:style-name="P1"/>
      <text:p text:style-name="P1"/>
      <text:p text:style-name="P1">La brique fournit :</text:p>
      <text:list xml:id="list21727492" text:continue-list="list2768667495207913491" text:style-name="L12">
        <text:list-item>
          <text:p text:style-name="P86">la librairie dynamique de la brique </text:p>
        </text:list-item>
      </text:list>
      <text:p text:style-name="P46">ex :<text:span text:style-name="T14"> libabsimple.dll <text:s/>libabsimple.so libabsimple.dylib </text:span></text:p>
      <text:list xml:id="list21726596" text:continue-numbering="true" text:style-name="L12">
        <text:list-item>
          <text:p text:style-name="P84">la librairie dynamique d'interface pour le TCL </text:p>
        </text:list-item>
      </text:list>
      <text:p text:style-name="P47">ex : libabsimple_tcl.dll <text:s/>libabsimple_tcl.so libabsimple_tcl.dylib </text:p>
      <text:list xml:id="list21732682" text:continue-numbering="true" text:style-name="L12">
        <text:list-item>
          <text:p text:style-name="P84">le fichier <text:span text:style-name="T11">pkgindex.tcl </text:span>de chargement de la librairie d'interface </text:p>
        </text:list-item>
      </text:list>
      <text:p text:style-name="P5"/>
      <text:p text:style-name="P4"/>
      <text:h text:style-name="Heading_20_2" text:outline-level="2">Librairie d'interface TCL</text:h>
      <text:p text:style-name="P26">La librairie d'interface TCL est écrite en C et a pour but de traduire les commandes lancées depuis l'interpréteur TCL en appel des fonctions de la brique. </text:p>
      <text:p text:style-name="P26"/>
      <text:p text:style-name="P26">Pour cela il faut développer une fonction C <text:s/>de traduction pour chaque fonction à importer de la brique :</text:p>
      <text:list xml:id="list7436606696657936094" text:style-name="L14">
        <text:list-item>
          <text:p text:style-name="P88">déclarer la fonction de traduction en lui associant un nom dans l’interpréteur TCL , par exemple <text:s/>« <text:span text:style-name="T35">ab</text:span><text:span text:style-name="T9">simple_processAdd”</text:span></text:p>
        </text:list-item>
        <text:list-item>
          <text:p text:style-name="P88">implémenter le corps de la fonction qui doit </text:p>
        </text:list-item>
      </text:list>
      <text:list xml:id="list6222559039360805488" text:style-name="L15">
        <text:list-item>
          <text:list>
            <text:list-item>
              <text:p text:style-name="P89">Parser les paramètres TCL et les convertir en type de base ou pointeur d'objet complexe</text:p>
            </text:list-item>
            <text:list-item>
              <text:p text:style-name="P89">Appeler l'exécution de la fonction de la librairie</text:p>
            </text:list-item>
            <text:list-item>
              <text:p text:style-name="P89">Analyser le résultat et éventuellement intercepter les exceptions</text:p>
            </text:list-item>
            <text:list-item>
              <text:p text:style-name="P89">Convertir le résultat en chaîne de caractère et le retourner à l'interpréteur TCL , ou en cas d'errer récupérer le code d'erreur et le message de l'exception et le retourner à l'interpréteur TCL</text:p>
            </text:list-item>
          </text:list>
        </text:list-item>
      </text:list>
      <text:list xml:id="list21717075" text:continue-list="list7436606696657936094" text:style-name="L14">
        <text:list-header>
          <text:p text:style-name="P88"/>
        </text:list-header>
      </text:list>
      <text:p text:style-name="P26"/>
      <text:p text:style-name="P26">Exemple : traduction pour la fonction <text:span text:style-name="T11">absimple_processAdd</text:span></text:p>
      <text:p text:style-name="P26"/>
      <text:p text:style-name="P10"/>
      <text:p text:style-name="P10">// déclaration de la fonction de traduction</text:p>
      <text:p text:style-name="Code"><text:span text:style-name="T34">Tcl_CreateCommand(interp,</text:span><text:span text:style-name="T9">"ab</text:span><text:span text:style-name="T10">simple_processAdd</text:span><text:span text:style-name="T9">"</text:span><text:span text:style-name="T6">,(Tcl_CmdProc *)</text:span><text:span text:style-name="T7">cmdSimpleProcessAdd</text:span><text:span text:style-name="T6">,(ClientData)NULL,(Tcl_CmdDeleteProc *)NULL);</text:span></text:p>
      <text:p text:style-name="P9"/>
      <text:p text:style-name="P9"/>
      <text:p text:style-name="Code">/**</text:p>
      <text:p text:style-name="Code"><text:s text:c="3"/>additionne deux nombres </text:p>
      <text:p text:style-name="Code"><text:s text:c="3"/>@return retourne le résultat de l'addition</text:p>
      <text:p text:style-name="Code">*/</text:p>
      <text:p text:style-name="Code"><text:span text:style-name="T2">int</text:span><text:span text:style-name="T6"> </text:span><text:span text:style-name="T7">cmdSimpleProcessAdd</text:span><text:span text:style-name="T6">(ClientData clientData, Tcl_Interp *interp, </text:span><text:span text:style-name="T2">int</text:span><text:span text:style-name="T6"> argc, </text:span><text:span text:style-name="T2">const</text:span><text:span text:style-name="T6"> </text:span><text:span text:style-name="T2">char</text:span><text:span text:style-name="T6"> *argv[]) {</text:span></text:p>
      <text:p text:style-name="Code"><text:span text:style-name="T6"><text:s text:c="3"/></text:span><text:span text:style-name="T2">const</text:span><text:span text:style-name="T6"> </text:span><text:span text:style-name="T2">char</text:span><text:span text:style-name="T6"> *usage = </text:span><text:span text:style-name="T9">"Usage: absimple_processAdd a b"</text:span><text:span text:style-name="T6">;</text:span></text:p>
      <text:p text:style-name="Code"><text:span text:style-name="T6"><text:s text:c="3"/></text:span><text:span text:style-name="T2">if</text:span><text:span text:style-name="T6">(argc != 3) {</text:span></text:p>
      <text:p text:style-name="Code"><text:span text:style-name="T6"><text:s text:c="6"/>Tcl_SetResult(interp,(</text:span><text:span text:style-name="T2">char</text:span><text:span text:style-name="T6"> *) usage,TCL_VOLATILE);</text:span></text:p>
      <text:p text:style-name="Code"><text:span text:style-name="T6"><text:s text:c="6"/></text:span><text:span text:style-name="T2">return</text:span><text:span text:style-name="T6"> TCL_ERROR;</text:span></text:p>
      <text:p text:style-name="Code"><text:s text:c="3"/>} </text:p>
      <text:p text:style-name="Code"><text:s/></text:p>
      <text:p text:style-name="Code"><text:span text:style-name="T6"><text:s text:c="3"/></text:span><text:span text:style-name="T2">int</text:span><text:span text:style-name="T6"> tclResult;</text:span></text:p>
      <text:p text:style-name="Code"><text:span text:style-name="T6"><text:s text:c="3"/></text:span><text:span text:style-name="T2">try</text:span><text:span text:style-name="T6"> {</text:span></text:p>
      <text:p text:style-name="Code"><text:span text:style-name="T6"><text:s text:c="6"/></text:span><text:span text:style-name="T2">int</text:span><text:span text:style-name="T6"> result = ab</text:span><text:span text:style-name="T7">simple_processAdd</text:span><text:span text:style-name="T6">(copyObjToInt(interp, argv[1], </text:span><text:span text:style-name="T9">"a"</text:span><text:span text:style-name="T6">), copyObjToInt(interp, argv[2], </text:span><text:span text:style-name="T9">"b"</text:span><text:span text:style-name="T6">) );</text:span></text:p>
      <text:p text:style-name="Code"><text:s text:c="6"/>Tcl_SetObjResult(interp, Tcl_NewIntObj(result));</text:p>
      <text:p text:style-name="Code"><text:s text:c="6"/>tclResult = TCL_OK; <text:s text:c="6"/></text:p>
      <text:p text:style-name="Code"><text:span text:style-name="T6"><text:s text:c="3"/>} </text:span><text:span text:style-name="T2">catch</text:span><text:span text:style-name="T6">(std::exception e ) {</text:span></text:p>
      <text:p text:style-name="Code"><text:span text:style-name="T6"><text:s text:c="6"/>Tcl_SetResult(interp,(</text:span><text:span text:style-name="T2">char</text:span><text:span text:style-name="T6">*)e.what(),TCL_VOLATILE);</text:span></text:p>
      <text:p text:style-name="Code"><text:s text:c="6"/>tclResult = TCL_ERROR;</text:p>
      <text:p text:style-name="Code"><text:s text:c="3"/>}</text:p>
      <text:p text:style-name="Code"><text:soft-page-break/><text:s text:c="2"/></text:p>
      <text:p text:style-name="Code"><text:span text:style-name="T6"><text:s text:c="3"/></text:span><text:span text:style-name="T2">return</text:span><text:span text:style-name="T6"> tclResult;</text:span></text:p>
      <text:p text:style-name="P9">}</text:p>
      <text:p text:style-name="P26"/>
      <text:p text:style-name="P38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Standard" style:class="text">
      <style:paragraph-properties fo:margin-top="0.423cm" fo:margin-bottom="0.212cm" fo:keep-with-next="always"/>
      <style:text-properties fo:color="#3333ff"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Heading" style:auto-update="true" style:default-outline-level="2" style:class="text" style:master-page-name="">
      <style:paragraph-properties fo:keep-together="always" style:page-number="auto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de" style:family="paragraph" style:parent-style-name="Preformatted_20_Text" style:master-page-name="">
      <style:paragraph-properties fo:margin-left="0.499cm" fo:margin-right="0.499cm" fo:text-indent="0cm" style:auto-text-indent="false" style:page-number="auto" fo:background-color="#ccffff" fo:padding="0.049cm" fo:border="0.002cm solid #000000" style:shadow="none">
        <style:background-image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résultat" style:display-name="Code résultat" style:family="paragraph" style:parent-style-name="Code">
      <style:paragraph-properties fo:background-color="#eeeeee">
        <style:background-image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28T11:06:36.57</meta:creation-date>
    <dc:date>2016-02-09T01:54:19.52</dc:date>
    <meta:editing-duration>P1DT5H11M34S</meta:editing-duration>
    <meta:editing-cycles>235</meta:editing-cycles>
    <meta:generator>OpenOffice/4.1.1$Win32 OpenOffice.org_project/411m6$Build-9775</meta:generator>
    <meta:document-statistic meta:table-count="0" meta:image-count="1" meta:object-count="1" meta:page-count="13" meta:paragraph-count="379" meta:word-count="2368" meta:character-count="1772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botto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Standard">
        <draw:rect draw:style-name="gr1" draw:text-style-name="P2" draw:layer="layout" svg:width="4.62cm" svg:height="3.5cm" svg:x="6.752cm" svg:y="3.201cm">
          <text:p text:style-name="P1"><text:span text:style-name="T1">astrobrick.dll</text:span></text:p>
        </draw:rect>
        <draw:rect draw:style-name="gr1" draw:text-style-name="P2" draw:layer="layout" svg:width="4.62cm" svg:height="3.5cm" svg:x="6.752cm" svg:y="3.201cm">
          <text:p text:style-name="P1"><text:span text:style-name="T1">astrobrick.dll</text:span></text:p>
        </draw:rect>
        <draw:rect draw:style-name="gr2" draw:text-style-name="P3" draw:layer="layout" svg:width="1.831cm" svg:height="1.5cm" svg:x="7.088cm" svg:y="4.401cm">
          <text:p text:style-name="P1"><text:span text:style-name="T2">source1.cpp</text:span></text:p>
        </draw:rect>
        <draw:rect draw:style-name="gr2" draw:text-style-name="P3" draw:layer="layout" svg:width="1.831cm" svg:height="1.5cm" svg:x="7.088cm" svg:y="4.401cm">
          <text:p text:style-name="P1"><text:span text:style-name="T2">source1.cpp</text:span></text:p>
        </draw:rect>
        <draw:rect draw:style-name="gr2" draw:text-style-name="P3" draw:layer="layout" svg:width="1.832cm" svg:height="1.5cm" svg:x="9.17cm" svg:y="4.401cm">
          <text:p text:style-name="P1"><text:span text:style-name="T2">source2.cpp</text:span></text:p>
        </draw:rect>
        <draw:custom-shape draw:style-name="gr3" draw:text-style-name="P2" draw:layer="layout" svg:width="4.247cm" svg:height="2cm" svg:x="0.002cm" svg:y="0.001cm">
          <text:p text:style-name="P1"><text:span text:style-name="T1">Programme C</text:span></text:p>
          <draw:enhanced-geometry svg:viewBox="0 0 21600 21600" draw:type="rectangle" draw:enhanced-path="M 0 0 L 21600 0 21600 21600 0 21600 0 0 Z N"/>
        </draw:custom-shape>
        <draw:rect draw:style-name="gr2" draw:text-style-name="P3" xml:id="id1" draw:id="id1" draw:layer="layout" svg:width="3.996cm" svg:height="0.6cm" svg:x="0.086cm" svg:y="1.401cm">
          <text:p text:style-name="P1"><text:span text:style-name="T2">Interface import C</text:span></text:p>
        </draw:rect>
        <draw:rect draw:style-name="gr2" draw:text-style-name="P3" xml:id="id2" draw:id="id2" draw:layer="layout" svg:width="3.996cm" svg:height="0.9cm" svg:x="7.088cm" svg:y="3.301cm">
          <text:p text:style-name="P1"><text:span text:style-name="T2">Interface export </text:span></text:p>
          <text:p text:style-name="P1"><text:span text:style-name="T2">universelle</text:span></text:p>
        </draw:rect>
        <draw:custom-shape draw:style-name="gr3" draw:text-style-name="P2" draw:layer="layout" svg:width="4.245cm" svg:height="2cm" svg:x="4.666cm" svg:y="0.001cm">
          <text:p text:style-name="P1"><text:span text:style-name="T1">Programme C#</text:span></text:p>
          <draw:enhanced-geometry svg:viewBox="0 0 21600 21600" draw:type="rectangle" draw:enhanced-path="M 0 0 L 21600 0 21600 21600 0 21600 0 0 Z N"/>
        </draw:custom-shape>
        <draw:rect draw:style-name="gr2" draw:text-style-name="P4" xml:id="id3" draw:id="id3" draw:layer="layout" svg:width="3.996cm" svg:height="0.6cm" svg:x="4.748cm" svg:y="1.401cm">
          <text:p text:style-name="P1"><text:span text:style-name="T3">Interface import C#</text:span></text:p>
        </draw:rect>
        <draw:custom-shape draw:style-name="gr3" draw:text-style-name="P2" draw:layer="layout" svg:width="4.247cm" svg:height="2cm" svg:x="9.328cm" svg:y="0.001cm">
          <text:p text:style-name="P1"><text:span text:style-name="T1">Programme Python</text:span></text:p>
          <draw:enhanced-geometry svg:viewBox="0 0 21600 21600" draw:type="rectangle" draw:enhanced-path="M 0 0 L 21600 0 21600 21600 0 21600 0 0 Z N"/>
        </draw:custom-shape>
        <draw:rect draw:style-name="gr2" draw:text-style-name="P4" xml:id="id4" draw:id="id4" draw:layer="layout" svg:width="3.997cm" svg:height="0.6cm" svg:x="9.411cm" svg:y="1.401cm">
          <text:p text:style-name="P1"><text:span text:style-name="T3">Interface import Pyhon</text:span></text:p>
        </draw:rect>
        <draw:connector draw:style-name="gr4" draw:text-style-name="P1" draw:layer="layout" svg:x1="2.084cm" svg:y1="2.001cm" svg:x2="9.086cm" svg:y2="3.301cm" draw:start-shape="id1" draw:start-glue-point="2" draw:end-shape="id2" svg:d="M2084 2001v650h7002v650">
          <text:p/>
        </draw:connector>
        <draw:connector draw:style-name="gr4" draw:text-style-name="P1" draw:layer="layout" svg:x1="9.086cm" svg:y1="3.301cm" svg:x2="6.746cm" svg:y2="2.001cm" draw:start-shape="id2" draw:start-glue-point="0" draw:end-shape="id3" svg:d="M9086 3301v-650h-2340v-650">
          <text:p/>
        </draw:connector>
        <draw:connector draw:style-name="gr4" draw:text-style-name="P1" draw:layer="layout" svg:x1="9.086cm" svg:y1="3.301cm" svg:x2="11.409cm" svg:y2="2.001cm" draw:start-shape="id2" draw:start-glue-point="0" draw:end-shape="id4" draw:end-glue-point="2" svg:d="M9086 3301v-650h2323v-650">
          <text:p/>
        </draw:connector>
        <draw:custom-shape draw:style-name="gr3" draw:text-style-name="P2" draw:layer="layout" svg:width="4.247cm" svg:height="2cm" svg:x="13.767cm" svg:y="0.001cm">
          <text:p text:style-name="P1"><text:span text:style-name="T1">Programme Tcl</text:span></text:p>
          <draw:enhanced-geometry svg:viewBox="0 0 21600 21600" draw:type="rectangle" draw:enhanced-path="M 0 0 L 21600 0 21600 21600 0 21600 0 0 Z N"/>
        </draw:custom-shape>
        <draw:rect draw:style-name="gr2" draw:text-style-name="P4" xml:id="id5" draw:id="id5" draw:layer="layout" svg:width="3.996cm" svg:height="0.6cm" svg:x="13.851cm" svg:y="1.401cm">
          <text:p text:style-name="P1"><text:span text:style-name="T3">Interface import Tcl</text:span></text:p>
        </draw:rect>
        <draw:connector draw:style-name="gr4" draw:text-style-name="P1" draw:layer="layout" svg:x1="9.086cm" svg:y1="3.301cm" svg:x2="15.849cm" svg:y2="2.001cm" draw:start-shape="id2" draw:start-glue-point="0" draw:end-shape="id5" draw:end-glue-point="2" svg:d="M9086 3301v-650h6763v-650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